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6000000496940C845.png" manifest:media-type="image/png"/>
  <manifest:file-entry manifest:full-path="Pictures/10000001000003010000028A3F458F6F.png" manifest:media-type="image/png"/>
  <manifest:file-entry manifest:full-path="Pictures/100017D4000069D500005984A9349A43.wmf" manifest:media-type="image/x-wmf"/>
  <manifest:file-entry manifest:full-path="Pictures/10000001000000360000003C36A7CA0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Nimbus Sans L" svg:font-family="'Nimbus Sans L'" style:font-adornments="Negrito" style:font-family-generic="swiss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</office:font-face-decls>
  <office:automatic-styles>
    <style:style style:name="Tabela10" style:family="table">
      <style:table-properties style:width="17.009cm" table:align="left"/>
    </style:style>
    <style:style style:name="Tabela10.A" style:family="table-column">
      <style:table-column-properties style:column-width="2.362cm"/>
    </style:style>
    <style:style style:name="Tabela10.B" style:family="table-column">
      <style:table-column-properties style:column-width="4.045cm"/>
    </style:style>
    <style:style style:name="Tabela10.C" style:family="table-column">
      <style:table-column-properties style:column-width="3.459cm"/>
    </style:style>
    <style:style style:name="Tabela10.D" style:family="table-column">
      <style:table-column-properties style:column-width="4.29cm"/>
    </style:style>
    <style:style style:name="Tabela10.E" style:family="table-column">
      <style:table-column-properties style:column-width="2.854cm"/>
    </style:style>
    <style:style style:name="Tabela10.1" style:family="table-row">
      <style:table-row-properties style:min-row-height="0.212cm"/>
    </style:style>
    <style:style style:name="Tabela10.A1" style:family="table-cell">
      <style:table-cell-properties fo:padding="0.049cm" fo:border="none"/>
    </style:style>
    <style:style style:name="Tabela10.3" style:family="table-row">
      <style:table-row-properties style:min-row-height="0.437cm"/>
    </style:style>
    <style:style style:name="Tabela2" style:family="table">
      <style:table-properties style:width="17.011cm" table:align="left"/>
    </style:style>
    <style:style style:name="Tabela2.A" style:family="table-column">
      <style:table-column-properties style:column-width="6.071cm"/>
    </style:style>
    <style:style style:name="Tabela2.B" style:family="table-column">
      <style:table-column-properties style:column-width="4.674cm"/>
    </style:style>
    <style:style style:name="Tabela2.C" style:family="table-column">
      <style:table-column-properties style:column-width="1.542cm"/>
    </style:style>
    <style:style style:name="Tabela2.D" style:family="table-column">
      <style:table-column-properties style:column-width="4.724cm"/>
    </style:style>
    <style:style style:name="Tabela2.A1" style:family="table-cell">
      <style:table-cell-properties fo:padding="0.049cm" fo:border="none"/>
    </style:style>
    <style:style style:name="Tabela2.A2" style:family="table-cell">
      <style:table-cell-properties fo:padding-left="0.049cm" fo:padding-right="0.049cm" fo:padding-top="0.049cm" fo:padding-bottom="0cm" fo:border="none"/>
    </style:style>
    <style:style style:name="Tabela7" style:family="table">
      <style:table-properties style:width="17.009cm" table:align="left"/>
    </style:style>
    <style:style style:name="Tabela7.A" style:family="table-column">
      <style:table-column-properties style:column-width="5.669cm"/>
    </style:style>
    <style:style style:name="Tabela7.C" style:family="table-column">
      <style:table-column-properties style:column-width="0.757cm"/>
    </style:style>
    <style:style style:name="Tabela7.D" style:family="table-column">
      <style:table-column-properties style:column-width="4.914cm"/>
    </style:style>
    <style:style style:name="Tabela7.1" style:family="table-row">
      <style:table-row-properties loext:text-changes-only="false"/>
    </style:style>
    <style:style style:name="Tabela7.A1" style:family="table-cell">
      <style:table-cell-properties fo:padding="0cm" fo:border="none" style:writing-mode="page"/>
    </style:style>
    <style:style style:name="Tabela7.5" style:family="table-row">
      <style:table-row-properties style:min-row-height="0.399cm" loext:text-changes-only="false"/>
    </style:style>
    <style:style style:name="Tabela4" style:family="table">
      <style:table-properties style:width="17.009cm" fo:margin-top="0cm" fo:margin-bottom="0cm" table:align="left"/>
    </style:style>
    <style:style style:name="Tabela4.A" style:family="table-column">
      <style:table-column-properties style:column-width="0.97cm"/>
    </style:style>
    <style:style style:name="Tabela4.B" style:family="table-column">
      <style:table-column-properties style:column-width="13.73cm"/>
    </style:style>
    <style:style style:name="Tabela4.C" style:family="table-column">
      <style:table-column-properties style:column-width="2.309cm"/>
    </style:style>
    <style:style style:name="Tabela4.A1" style:family="table-cell">
      <style:table-cell-properties fo:padding="0.011cm" fo:border="none"/>
    </style:style>
    <style:style style:name="Tabela4.2" style:family="table-row">
      <style:table-row-properties style:min-row-height="0.572cm"/>
    </style:style>
    <style:style style:name="Tabela4.A2" style:family="table-cell">
      <style:table-cell-properties fo:padding="0.011cm" fo:border-left="0.05pt solid #808080" fo:border-right="none" fo:border-top="0.05pt solid #808080" fo:border-bottom="0.05pt solid #808080"/>
    </style:style>
    <style:style style:name="Tabela4.B2" style:family="table-cell">
      <style:table-cell-properties fo:padding="0.011cm" fo:border-left="0.05pt solid #808080" fo:border-right="none" fo:border-top="0.05pt solid #808080" fo:border-bottom="0.05pt solid #808080"/>
    </style:style>
    <style:style style:name="Tabela4.C2" style:family="table-cell">
      <style:table-cell-properties fo:padding="0.011cm" fo:border-left="0.05pt solid #808080" fo:border-right="0.05pt solid #808080" fo:border-top="0.05pt solid #808080" fo:border-bottom="0.05pt solid #808080"/>
    </style:style>
    <style:style style:name="Tabela4.3" style:family="table-row">
      <style:table-row-properties style:min-row-height="0.591cm"/>
    </style:style>
    <style:style style:name="Tabela4.A3" style:family="table-cell">
      <style:table-cell-properties fo:padding="0.011cm" fo:border-left="0.05pt solid #808080" fo:border-right="none" fo:border-top="none" fo:border-bottom="0.05pt solid #808080"/>
    </style:style>
    <style:style style:name="Tabela4.B3" style:family="table-cell">
      <style:table-cell-properties fo:padding="0.019cm" fo:border-left="0.05pt solid #808080" fo:border-right="none" fo:border-top="none" fo:border-bottom="0.05pt solid #808080"/>
    </style:style>
    <style:style style:name="Tabela4.C3" style:family="table-cell">
      <style:table-cell-properties fo:padding="0.019cm" fo:border-left="0.05pt solid #808080" fo:border-right="0.05pt solid #808080" fo:border-top="none" fo:border-bottom="0.05pt solid #808080"/>
    </style:style>
    <style:style style:name="Tabela4.8" style:family="table-row">
      <style:table-row-properties loext:text-changes-only="false"/>
    </style:style>
    <style:style style:name="Tabela4.9" style:family="table-row">
      <style:table-row-properties loext:text-changes-only="false"/>
    </style:style>
    <style:style style:name="Tabela4.A9" style:family="table-cell">
      <style:table-cell-properties fo:padding="0.011cm" fo:border-left="0.05pt solid #808080" fo:border-right="none" fo:border-top="none" fo:border-bottom="0.05pt solid #808080"/>
    </style:style>
    <style:style style:name="Tabela4.10" style:family="table-row"/>
    <style:style style:name="Tabela4.A10" style:family="table-cell">
      <style:table-cell-properties fo:padding="0.049cm" fo:border-left="0.05pt solid #808080" fo:border-right="none" fo:border-top="none" fo:border-bottom="0.05pt solid #808080"/>
    </style:style>
    <style:style style:name="Tabela4.B10" style:family="table-cell">
      <style:table-cell-properties fo:padding="0.049cm" fo:border-left="0.05pt solid #808080" fo:border-right="none" fo:border-top="none" fo:border-bottom="0.05pt solid #808080"/>
    </style:style>
    <style:style style:name="Tabela4.C10" style:family="table-cell">
      <style:table-cell-properties fo:padding="0.049cm" fo:border-left="0.05pt solid #808080" fo:border-right="0.05pt solid #808080" fo:border-top="none" fo:border-bottom="0.05pt solid #808080"/>
    </style:style>
    <style:style style:name="Tabela4.11" style:family="table-row">
      <style:table-row-properties style:min-row-height="0.413cm"/>
    </style:style>
    <style:style style:name="Tabela4.A11" style:family="table-cell">
      <style:table-cell-properties fo:padding="0.049cm" fo:border-left="0.05pt solid #808080" fo:border-right="none" fo:border-top="none" fo:border-bottom="0.05pt solid #808080"/>
    </style:style>
    <style:style style:name="Tabela4.B11" style:family="table-cell">
      <style:table-cell-properties fo:padding="0.049cm" fo:border-left="0.05pt solid #808080" fo:border-right="none" fo:border-top="none" fo:border-bottom="0.05pt solid #808080"/>
    </style:style>
    <style:style style:name="Tabela4.C11" style:family="table-cell">
      <style:table-cell-properties fo:padding="0.049cm" fo:border-left="0.05pt solid #808080" fo:border-right="0.05pt solid #808080" fo:border-top="none" fo:border-bottom="0.05pt solid #808080"/>
    </style:style>
    <style:style style:name="Tabela9" style:family="table">
      <style:table-properties style:width="17.011cm" table:align="left"/>
    </style:style>
    <style:style style:name="Tabela9.A" style:family="table-column">
      <style:table-column-properties style:column-width="0.737cm"/>
    </style:style>
    <style:style style:name="Tabela9.B" style:family="table-column">
      <style:table-column-properties style:column-width="12.841cm"/>
    </style:style>
    <style:style style:name="Tabela9.C" style:family="table-column">
      <style:table-column-properties style:column-width="3.433cm"/>
    </style:style>
    <style:style style:name="Tabela9.A1" style:family="table-cell">
      <style:table-cell-properties fo:padding="0.097cm" fo:border="none"/>
    </style:style>
    <style:style style:name="Tabela9.A2" style:family="table-cell">
      <style:table-cell-properties fo:padding="0.097cm" fo:border-left="0.05pt solid #808080" fo:border-right="none" fo:border-top="0.05pt solid #808080" fo:border-bottom="0.05pt solid #808080"/>
    </style:style>
    <style:style style:name="Tabela9.C2" style:family="table-cell">
      <style:table-cell-properties fo:padding="0.097cm" fo:border="0.05pt solid #808080"/>
    </style:style>
    <style:style style:name="Tabela9.A3" style:family="table-cell">
      <style:table-cell-properties fo:padding="0.097cm" fo:border-left="0.05pt solid #808080" fo:border-right="none" fo:border-top="none" fo:border-bottom="0.05pt solid #808080"/>
    </style:style>
    <style:style style:name="Tabela9.B3" style:family="table-cell">
      <style:table-cell-properties fo:padding="0.049cm" fo:border-left="0.05pt solid #808080" fo:border-right="none" fo:border-top="none" fo:border-bottom="0.05pt solid #808080"/>
    </style:style>
    <style:style style:name="Tabela9.C3" style:family="table-cell">
      <style:table-cell-properties fo:padding="0.049cm" fo:border-left="0.05pt solid #808080" fo:border-right="0.05pt solid #808080" fo:border-top="none" fo:border-bottom="0.05pt solid #808080"/>
    </style:style>
    <style:style style:name="Tabela5" style:family="table">
      <style:table-properties style:width="17.018cm" table:align="margins"/>
    </style:style>
    <style:style style:name="Tabela5.A" style:family="table-column">
      <style:table-column-properties style:column-width="17.018cm" style:rel-column-width="65535*"/>
    </style:style>
    <style:style style:name="Tabela5.A1" style:family="table-cell">
      <style:table-cell-properties fo:padding="0.097cm" fo:border="none"/>
    </style:style>
    <style:style style:name="Tabela5.2" style:family="table-row">
      <style:table-row-properties style:min-row-height="2.275cm"/>
    </style:style>
    <style:style style:name="Tabela5.A2" style:family="table-cell">
      <style:table-cell-properties fo:padding="0.049cm" fo:border="none"/>
    </style:style>
    <style:style style:name="Tabela6" style:family="table">
      <style:table-properties style:width="17.011cm" table:align="left"/>
    </style:style>
    <style:style style:name="Tabela6.A" style:family="table-column">
      <style:table-column-properties style:column-width="0.737cm"/>
    </style:style>
    <style:style style:name="Tabela6.B" style:family="table-column">
      <style:table-column-properties style:column-width="12.841cm"/>
    </style:style>
    <style:style style:name="Tabela6.C" style:family="table-column">
      <style:table-column-properties style:column-width="3.433cm"/>
    </style:style>
    <style:style style:name="Tabela6.1" style:family="table-row"/>
    <style:style style:name="Tabela6.A1" style:family="table-cell">
      <style:table-cell-properties fo:padding="0.097cm" fo:border="none"/>
    </style:style>
    <style:style style:name="Tabela6.A2" style:family="table-cell">
      <style:table-cell-properties fo:padding="0.097cm" fo:border-left="0.05pt solid #808080" fo:border-right="none" fo:border-top="0.05pt solid #808080" fo:border-bottom="0.05pt solid #808080"/>
    </style:style>
    <style:style style:name="Tabela6.C2" style:family="table-cell">
      <style:table-cell-properties fo:padding="0.097cm" fo:border="0.05pt solid #808080"/>
    </style:style>
    <style:style style:name="Tabela6.A3" style:family="table-cell">
      <style:table-cell-properties fo:padding="0.097cm" fo:border-left="0.05pt solid #808080" fo:border-right="none" fo:border-top="none" fo:border-bottom="0.05pt solid #808080"/>
    </style:style>
    <style:style style:name="Tabela6.B3" style:family="table-cell">
      <style:table-cell-properties fo:padding="0.049cm" fo:border-left="0.05pt solid #808080" fo:border-right="none" fo:border-top="none" fo:border-bottom="0.05pt solid #808080"/>
    </style:style>
    <style:style style:name="Tabela6.C3" style:family="table-cell">
      <style:table-cell-properties fo:padding="0.049cm" fo:border-left="0.05pt solid #808080" fo:border-right="0.05pt solid #808080" fo:border-top="none" fo:border-bottom="0.05pt solid #808080"/>
    </style:style>
    <style:style style:name="Tabela11" style:family="table">
      <style:table-properties table:align="margins"/>
    </style:style>
    <style:style style:name="Tabela11.A" style:family="table-column">
      <style:table-column-properties style:rel-column-width="65535*"/>
    </style:style>
    <style:style style:name="Tabela11.1" style:family="table-row"/>
    <style:style style:name="Tabela11.A1" style:family="table-cell">
      <style:table-cell-properties fo:padding="0.097cm" fo:border="none"/>
    </style:style>
    <style:style style:name="Tabela8" style:family="table">
      <style:table-properties style:width="17.011cm" table:align="left"/>
    </style:style>
    <style:style style:name="Tabela8.A" style:family="table-column">
      <style:table-column-properties style:column-width="0.75cm"/>
    </style:style>
    <style:style style:name="Tabela8.B" style:family="table-column">
      <style:table-column-properties style:column-width="7.578cm"/>
    </style:style>
    <style:style style:name="Tabela8.C" style:family="table-column">
      <style:table-column-properties style:column-width="0.243cm"/>
    </style:style>
    <style:style style:name="Tabela8.D" style:family="table-column">
      <style:table-column-properties style:column-width="7.689cm"/>
    </style:style>
    <style:style style:name="Tabela8.E" style:family="table-column">
      <style:table-column-properties style:column-width="0.751cm"/>
    </style:style>
    <style:style style:name="Tabela8.1" style:family="table-row">
      <style:table-row-properties style:min-row-height="0.146cm"/>
    </style:style>
    <style:style style:name="Tabela8.A1" style:family="table-cell">
      <style:table-cell-properties fo:background-color="transparent" fo:padding="0.097cm" fo:border-left="0.05pt solid #808080" fo:border-right="none" fo:border-top="0.05pt solid #808080" fo:border-bottom="none">
        <style:background-image/>
      </style:table-cell-properties>
    </style:style>
    <style:style style:name="Tabela8.B1" style:family="table-cell">
      <style:table-cell-properties fo:background-color="transparent" fo:padding="0.097cm" fo:border-left="none" fo:border-right="none" fo:border-top="0.05pt solid #808080" fo:border-bottom="none">
        <style:background-image/>
      </style:table-cell-properties>
    </style:style>
    <style:style style:name="Tabela8.E1" style:family="table-cell">
      <style:table-cell-properties fo:background-color="transparent" fo:padding="0.097cm" fo:border-left="none" fo:border-right="0.05pt solid #808080" fo:border-top="0.05pt solid #808080" fo:border-bottom="none">
        <style:background-image/>
      </style:table-cell-properties>
    </style:style>
    <style:style style:name="Tabela8.2" style:family="table-row">
      <style:table-row-properties style:min-row-height="1.111cm"/>
    </style:style>
    <style:style style:name="Tabela8.A2" style:family="table-cell">
      <style:table-cell-properties fo:background-color="transparent" fo:padding="0.097cm" fo:border-left="0.05pt solid #808080" fo:border-right="none" fo:border-top="none" fo:border-bottom="none">
        <style:background-image/>
      </style:table-cell-properties>
    </style:style>
    <style:style style:name="Tabela8.B2" style:family="table-cell">
      <style:table-cell-properties fo:background-color="transparent" fo:padding="0.097cm" fo:border="none">
        <style:background-image/>
      </style:table-cell-properties>
    </style:style>
    <style:style style:name="Tabela8.E2" style:family="table-cell">
      <style:table-cell-properties fo:background-color="transparent" fo:padding="0.097cm" fo:border-left="none" fo:border-right="0.05pt solid #808080" fo:border-top="none" fo:border-bottom="none">
        <style:background-image/>
      </style:table-cell-properties>
    </style:style>
    <style:style style:name="Tabela8.3" style:family="table-row">
      <style:table-row-properties style:min-row-height="1.161cm"/>
    </style:style>
    <style:style style:name="Tabela8.A3" style:family="table-cell">
      <style:table-cell-properties fo:background-color="transparent" fo:padding="0.097cm" fo:border-left="0.05pt solid #808080" fo:border-right="none" fo:border-top="none" fo:border-bottom="0.05pt solid #808080">
        <style:background-image/>
      </style:table-cell-properties>
    </style:style>
    <style:style style:name="Tabela8.B3" style:family="table-cell">
      <style:table-cell-properties fo:background-color="transparent" fo:padding="0.097cm" fo:border-left="none" fo:border-right="none" fo:border-top="none" fo:border-bottom="0.05pt solid #808080">
        <style:background-image/>
      </style:table-cell-properties>
    </style:style>
    <style:style style:name="Tabela8.E3" style:family="table-cell">
      <style:table-cell-properties fo:background-color="transparent" fo:padding="0.097cm" fo:border-left="none" fo:border-right="0.05pt solid #808080" fo:border-top="none" fo:border-bottom="0.05pt solid #808080">
        <style:background-image/>
      </style:table-cell-properties>
    </style:style>
    <style:style style:name="Table1" style:family="table">
      <style:table-properties table:align="margins"/>
    </style:style>
    <style:style style:name="Table1.A" style:family="table-column">
      <style:table-column-properties style:rel-column-width="65535*"/>
    </style:style>
    <style:style style:name="Table1.1" style:family="table-row"/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434cm"/>
    </style:style>
    <style:style style:name="Table1.A2" style:family="table-cell">
      <style:table-cell-properties fo:padding="0cm" fo:border="none"/>
    </style:style>
    <style:style style:name="Tabela1" style:family="table">
      <style:table-properties style:width="17.011cm" table:align="left"/>
    </style:style>
    <style:style style:name="Tabela1.A" style:family="table-column">
      <style:table-column-properties style:column-width="17.011cm"/>
    </style:style>
    <style:style style:name="Tabela1.1" style:family="table-row"/>
    <style:style style:name="Tabela1.A1" style:family="table-cell">
      <style:table-cell-properties fo:padding="0.097cm" fo:border="none"/>
    </style:style>
    <style:style style:name="Tabela1.2" style:family="table-row">
      <style:table-row-properties style:min-row-height="2.447cm"/>
    </style:style>
    <style:style style:name="Tabela1.A2" style:family="table-cell">
      <style:table-cell-properties fo:background-color="transparent" fo:padding-left="0.049cm" fo:padding-right="0.049cm" fo:padding-top="0.049cm" fo:padding-bottom="0cm" fo:border="0.05pt solid #808080">
        <style:background-image/>
      </style:table-cell-properties>
    </style:style>
    <style:style style:name="Tabela12" style:family="table">
      <style:table-properties table:align="margins"/>
    </style:style>
    <style:style style:name="Tabela12.A" style:family="table-column">
      <style:table-column-properties style:rel-column-width="65535*"/>
    </style:style>
    <style:style style:name="Tabela12.1" style:family="table-row"/>
    <style:style style:name="Tabela12.A1" style:family="table-cell">
      <style:table-cell-properties style:writing-mode="page"/>
    </style:style>
    <style:style style:name="Tabela3" style:family="table">
      <style:table-properties style:width="17.011cm" table:align="left"/>
    </style:style>
    <style:style style:name="Tabela3.A" style:family="table-column">
      <style:table-column-properties style:column-width="17.011cm"/>
    </style:style>
    <style:style style:name="Tabela3.1" style:family="table-row">
      <style:table-row-properties loext:text-changes-only="false"/>
    </style:style>
    <style:style style:name="Tabela3.A1" style:family="table-cell">
      <style:table-cell-properties fo:padding="0.097cm" fo:border="none"/>
    </style:style>
    <style:style style:name="Tabela3.2" style:family="table-row">
      <style:table-row-properties style:min-row-height="2.447cm" loext:text-changes-only="false"/>
    </style:style>
    <style:style style:name="Tabela3.A2" style:family="table-cell">
      <style:table-cell-properties fo:background-color="transparent" fo:padding-left="0.049cm" fo:padding-right="0.049cm" fo:padding-top="0.049cm" fo:padding-bottom="0cm" fo:border="0.05pt solid #808080">
        <style:background-image/>
      </style:table-cell-properties>
    </style:style>
    <style:style style:name="Tabela21" style:family="table">
      <style:table-properties style:width="17.018cm" table:align="margins"/>
    </style:style>
    <style:style style:name="Tabela21.A" style:family="table-column">
      <style:table-column-properties style:column-width="17.018cm" style:rel-column-width="65535*"/>
    </style:style>
    <style:style style:name="Tabela21.1" style:family="table-row">
      <style:table-row-properties loext:text-changes-only="false"/>
    </style:style>
    <style:style style:name="Tabela21.A1" style:family="table-cell">
      <style:table-cell-properties fo:padding="0.049cm" fo:border="0.05pt solid #808080" style:writing-mode="page"/>
    </style:style>
    <style:style style:name="Tabela21.A2" style:family="table-cell">
      <style:table-cell-properties fo:padding="0.049cm" fo:border-left="0.05pt solid #808080" fo:border-right="0.05pt solid #808080" fo:border-top="none" fo:border-bottom="0.05pt solid #808080" style:writing-mode="page"/>
    </style:style>
    <style:style style:name="Table2" style:family="table">
      <style:table-properties fo:margin-left="0cm" fo:margin-right="-0.005cm" table:align="margins"/>
    </style:style>
    <style:style style:name="Table2.A" style:family="table-column">
      <style:table-column-properties style:rel-column-width="17613*"/>
    </style:style>
    <style:style style:name="Table2.B" style:family="table-column">
      <style:table-column-properties style:rel-column-width="47922*"/>
    </style:style>
    <style:style style:name="Table2.1" style:family="table-row">
      <style:table-row-properties loext:text-changes-only="false"/>
    </style:style>
    <style:style style:name="Table2.A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3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2.B3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itle" style:master-page-name="Timbrado_20_IMECC_20_para_20_processo">
      <style:paragraph-properties fo:margin-top="0cm" fo:margin-bottom="0cm" style:contextual-spacing="false" style:page-number="auto"/>
      <style:text-properties fo:font-size="2pt" style:font-size-asian="2pt" style:font-size-complex="2pt"/>
    </style:style>
    <style:style style:name="P2" style:family="paragraph" style:parent-style-name="Title">
      <style:paragraph-properties fo:margin-top="0cm" fo:margin-bottom="0cm" style:contextual-spacing="false" fo:text-align="center" style:justify-single-word="false"/>
      <style:text-properties fo:font-size="12pt" officeooo:paragraph-rsid="0034866f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4" style:family="paragraph" style:parent-style-name="Standard">
      <style:paragraph-properties fo:text-align="start" style:justify-single-word="false"/>
      <style:text-properties officeooo:paragraph-rsid="003f36cd"/>
    </style:style>
    <style:style style:name="P5" style:family="paragraph" style:parent-style-name="Standard">
      <style:paragraph-properties fo:text-align="start" style:justify-single-word="false"/>
      <style:text-properties fo:font-size="6pt" officeooo:paragraph-rsid="0046900b" style:font-size-asian="6pt" style:font-size-complex="6pt"/>
    </style:style>
    <style:style style:name="P6" style:family="paragraph">
      <style:paragraph-properties fo:text-align="start"/>
      <style:text-properties fo:font-family="'Liberation Sans'" style:font-style-name="Bold" style:font-family-generic="swiss" fo:font-size="8pt" fo:font-weight="bold"/>
    </style:style>
    <style:style style:name="P7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officeooo:paragraph-rsid="0043a289"/>
    </style:style>
    <style:style style:name="P10" style:family="paragraph" style:parent-style-name="Standard">
      <style:paragraph-properties fo:text-align="start" style:justify-single-word="false"/>
      <style:text-properties fo:font-size="6pt" officeooo:paragraph-rsid="003e9dd0" style:font-size-asian="6pt" style:font-size-complex="6pt"/>
    </style:style>
    <style:style style:name="P11" style:family="paragraph">
      <style:paragraph-properties fo:text-align="start"/>
      <style:text-properties fo:font-family="'Liberation Sans'" style:font-style-name="Regular" style:font-family-generic="swiss" fo:font-size="7pt"/>
    </style:style>
    <style:style style:name="P12" style:family="paragraph">
      <style:paragraph-properties fo:text-align="start"/>
      <style:text-properties fo:font-size="9pt"/>
    </style:style>
    <style:style style:name="P13" style:family="paragraph" style:parent-style-name="Standard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7pt" style:font-size-asian="7pt" style:font-size-complex="7pt"/>
    </style:style>
    <style:style style:name="P15" style:family="paragraph" style:parent-style-name="Standard">
      <style:paragraph-properties fo:text-align="start" style:justify-single-word="false"/>
      <style:text-properties fo:font-size="7pt" officeooo:paragraph-rsid="003908cf" style:font-size-asian="7pt" style:font-size-complex="7pt"/>
    </style:style>
    <style:style style:name="P16" style:family="paragraph" style:parent-style-name="Standard">
      <style:paragraph-properties fo:text-align="start" style:justify-single-word="false"/>
      <style:text-properties officeooo:paragraph-rsid="0044a56b"/>
    </style:style>
    <style:style style:name="P17" style:family="paragraph">
      <style:paragraph-properties fo:text-align="start"/>
      <style:text-properties style:text-line-through-style="none" style:text-line-through-type="none" fo:font-family="'DejaVu Sans'" style:font-style-name="Book" style:font-family-generic="swiss" fo:font-size="9pt" fo:font-style="normal" style:text-underline-style="none"/>
    </style:style>
    <style:style style:name="P18" style:family="paragraph">
      <style:paragraph-properties fo:text-align="start"/>
      <style:text-properties style:text-line-through-style="none" style:text-line-through-type="none" fo:font-size="9pt" fo:font-style="normal" style:text-underline-style="none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Standard">
      <style:text-properties fo:font-size="7pt" officeooo:paragraph-rsid="003ded73" style:font-size-asian="7pt" style:font-size-complex="7pt"/>
    </style:style>
    <style:style style:name="P21" style:family="paragraph" style:parent-style-name="Standard">
      <style:text-properties fo:font-size="7pt" officeooo:paragraph-rsid="003e9dd0" style:font-size-asian="7pt" style:font-size-complex="7pt"/>
    </style:style>
    <style:style style:name="P22" style:family="paragraph" style:parent-style-name="Table_20_Contents">
      <style:text-properties officeooo:rsid="0043373c" officeooo:paragraph-rsid="0043373c"/>
    </style:style>
    <style:style style:name="P23" style:family="paragraph" style:parent-style-name="Table_20_Contents">
      <style:paragraph-properties fo:text-align="start" style:justify-single-word="false"/>
      <style:text-properties fo:font-size="7pt" officeooo:rsid="0043373c" officeooo:paragraph-rsid="0043373c" style:font-size-asian="7pt" style:font-size-complex="7pt"/>
    </style:style>
    <style:style style:name="P24" style:family="paragraph" style:parent-style-name="Table_20_Contents">
      <style:text-properties officeooo:paragraph-rsid="0043373c"/>
    </style:style>
    <style:style style:name="P25" style:family="paragraph" style:parent-style-name="Standard">
      <style:text-properties officeooo:paragraph-rsid="0043373c"/>
    </style:style>
    <style:style style:name="P26" style:family="paragraph" style:parent-style-name="Table_20_Contents">
      <style:text-properties officeooo:paragraph-rsid="00456fc4"/>
    </style:style>
    <style:style style:name="P27" style:family="paragraph" style:parent-style-name="Standard">
      <style:text-properties officeooo:paragraph-rsid="00456fc4"/>
    </style:style>
    <style:style style:name="P28" style:family="paragraph" style:parent-style-name="Table_20_Contents">
      <style:text-properties officeooo:paragraph-rsid="0043a289"/>
    </style:style>
    <style:style style:name="P29" style:family="paragraph" style:parent-style-name="Standard">
      <style:text-properties officeooo:paragraph-rsid="0043a289"/>
    </style:style>
    <style:style style:name="P30" style:family="paragraph" style:parent-style-name="Table_20_Contents">
      <style:text-properties officeooo:paragraph-rsid="0047faf6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loext:opacity="0%" fo:font-size="9pt" fo:font-weight="bold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size="7pt" style:font-size-asian="7pt" style:font-size-complex="7pt"/>
    </style:style>
    <style:style style:name="P33" style:family="paragraph" style:parent-style-name="Table_20_Heading">
      <style:text-properties fo:font-size="7pt" style:font-size-asian="7pt" style:font-size-complex="7pt"/>
    </style:style>
    <style:style style:name="P34" style:family="paragraph" style:parent-style-name="Standard">
      <style:paragraph-properties fo:text-align="start" style:justify-single-word="false"/>
      <style:text-properties fo:font-size="9pt" officeooo:paragraph-rsid="004d670d" style:font-size-asian="9pt" style:font-size-complex="9pt"/>
    </style:style>
    <style:style style:name="P35" style:family="paragraph" style:parent-style-name="Table_20_Contents">
      <style:paragraph-properties fo:text-align="start" style:justify-single-word="false"/>
      <style:text-properties officeooo:paragraph-rsid="004effde"/>
    </style:style>
    <style:style style:name="P36" style:family="paragraph" style:parent-style-name="Standard">
      <style:paragraph-properties fo:text-align="start" style:justify-single-word="false"/>
      <style:text-properties fo:font-size="9pt" officeooo:paragraph-rsid="004effde" style:font-size-asian="9pt" style:font-size-complex="9pt"/>
    </style:style>
    <style:style style:name="P37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38" style:family="paragraph" style:parent-style-name="Table_20_Contents">
      <style:paragraph-properties fo:text-align="start" style:justify-single-word="false"/>
      <style:text-properties fo:font-size="9pt" fo:font-weight="bold" officeooo:paragraph-rsid="0044a56b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font-size="7pt" officeooo:paragraph-rsid="0044a56b" style:font-size-asian="7pt" style:font-size-complex="7pt"/>
    </style:style>
    <style:style style:name="P40" style:family="paragraph" style:parent-style-name="Table_20_Heading">
      <style:text-properties fo:font-size="6pt" officeooo:paragraph-rsid="0044a56b" style:font-size-asian="6pt" style:font-size-complex="6pt"/>
    </style:style>
    <style:style style:name="P41" style:family="paragraph" style:parent-style-name="Table_20_Heading">
      <style:paragraph-properties fo:text-align="center" style:justify-single-word="false"/>
      <style:text-properties fo:font-size="7pt" officeooo:paragraph-rsid="0044a56b" style:font-size-asian="7pt" style:font-size-complex="7pt"/>
    </style:style>
    <style:style style:name="P42" style:family="paragraph" style:parent-style-name="Table_20_Heading">
      <style:text-properties fo:font-size="7pt" officeooo:rsid="003f36cd" officeooo:paragraph-rsid="0044a56b" style:font-size-asian="7pt" style:font-size-complex="7pt"/>
    </style:style>
    <style:style style:name="P43" style:family="paragraph" style:parent-style-name="Table_20_Heading">
      <style:text-properties fo:font-size="7pt" officeooo:paragraph-rsid="0044a56b" style:font-size-asian="7pt" style:font-size-complex="7pt"/>
    </style:style>
    <style:style style:name="P44" style:family="paragraph" style:parent-style-name="Table_20_Contents">
      <style:paragraph-properties fo:text-align="start" style:justify-single-word="false"/>
      <style:text-properties fo:font-size="9pt" officeooo:paragraph-rsid="0044a56b" style:font-size-asian="9pt" style:font-size-complex="9pt"/>
    </style:style>
    <style:style style:name="P45" style:family="paragraph" style:parent-style-name="Standard">
      <style:paragraph-properties fo:text-align="start" style:justify-single-word="false"/>
      <style:text-properties fo:font-size="9pt" officeooo:paragraph-rsid="0044a56b" style:font-size-asian="9pt" style:font-size-complex="9pt"/>
    </style:style>
    <style:style style:name="P46" style:family="paragraph" style:parent-style-name="Standard">
      <style:text-properties officeooo:paragraph-rsid="0044a56b"/>
    </style:style>
    <style:style style:name="P47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49" style:family="paragraph" style:parent-style-name="Table_20_Heading">
      <style:text-properties fo:font-size="6pt" style:font-size-asian="6pt" style:font-size-complex="6pt"/>
    </style:style>
    <style:style style:name="P50" style:family="paragraph" style:parent-style-name="Table_20_Contents">
      <style:paragraph-properties fo:text-align="start" style:justify-single-word="false"/>
      <style:text-properties fo:font-size="7pt" fo:font-weight="normal" style:font-size-asian="7pt" style:font-weight-asian="normal" style:font-size-complex="7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52" style:family="paragraph" style:parent-style-name="Table_20_Contents">
      <style:text-properties fo:font-size="6pt" style:font-size-asian="6pt" style:font-size-complex="6pt"/>
    </style:style>
    <style:style style:name="P53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54" style:family="paragraph" style:parent-style-name="Standard" style:list-style-name="L1">
      <style:text-properties fo:font-size="7pt" officeooo:rsid="00409338" style:font-size-asian="7pt" style:font-size-complex="7pt"/>
    </style:style>
    <style:style style:name="P55" style:family="paragraph" style:parent-style-name="Table_20_Contents">
      <style:paragraph-properties fo:text-align="start" style:justify-single-word="false"/>
      <style:text-properties fo:font-size="9pt" fo:font-weight="bold" officeooo:paragraph-rsid="0043373c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text-align="start" style:justify-single-word="false" text:number-lines="false" text:line-number="0"/>
    </style:style>
    <style:style style:name="P57" style:family="paragraph" style:parent-style-name="Table_20_Contents">
      <style:paragraph-properties fo:text-align="start" style:justify-single-word="false" text:number-lines="false" text:line-number="0"/>
      <style:text-properties officeooo:rsid="0047faf6"/>
    </style:style>
    <style:style style:name="P58" style:family="paragraph" style:parent-style-name="Table_20_Contents">
      <style:text-properties officeooo:paragraph-rsid="00492b26"/>
    </style:style>
    <style:style style:name="P59" style:family="paragraph" style:parent-style-name="Table_20_Contents">
      <style:text-properties fo:font-size="8pt" style:font-size-asian="8pt" style:font-size-complex="8pt"/>
    </style:style>
    <style:style style:name="P60" style:family="paragraph" style:parent-style-name="Table_20_Contents">
      <style:text-properties fo:font-size="8pt" officeooo:rsid="00492b26" officeooo:paragraph-rsid="00492b26" style:font-size-asian="8pt" style:font-size-complex="8pt"/>
    </style:style>
    <style:style style:name="P61" style:family="paragraph" style:parent-style-name="Table_20_Contents">
      <style:paragraph-properties fo:margin-left="1.251cm" fo:text-indent="0cm" style:auto-text-indent="false"/>
      <style:text-properties fo:font-size="8pt" officeooo:rsid="00492b26" officeooo:paragraph-rsid="00492b26" style:font-size-asian="8pt" style:font-size-complex="8pt"/>
    </style:style>
    <style:style style:name="P62" style:family="paragraph" style:parent-style-name="Standard">
      <style:text-properties officeooo:rsid="0047faf6" officeooo:paragraph-rsid="0047faf6"/>
    </style:style>
    <style:style style:name="P63" style:family="paragraph" style:parent-style-name="Frame_20_contents">
      <style:text-properties fo:color="#333333" loext:opacity="100%" fo:font-size="6pt" style:font-size-asian="6pt" style:font-size-complex="6pt" style:text-rotation-angle="90" style:text-rotation-scale="line-height"/>
    </style:style>
    <style:style style:name="P64" style:family="paragraph" style:parent-style-name="Standard">
      <style:paragraph-properties fo:text-align="start" style:justify-single-word="false">
        <style:tab-stops>
          <style:tab-stop style:position="-0.123cm"/>
        </style:tab-stops>
      </style:paragraph-properties>
      <style:text-properties style:font-name="Lucida Sans" fo:font-size="8pt" fo:language="en" fo:country="US" style:font-size-asian="8pt" style:font-size-complex="8pt"/>
    </style:style>
    <style:style style:name="P65" style:family="paragraph" style:parent-style-name="Standard">
      <style:paragraph-properties fo:text-align="start" style:justify-single-word="false">
        <style:tab-stops>
          <style:tab-stop style:position="-0.123cm"/>
        </style:tab-stops>
      </style:paragraph-properties>
      <style:text-properties officeooo:paragraph-rsid="0031eb9b"/>
    </style:style>
    <style:style style:name="P66" style:family="paragraph" style:parent-style-name="Cabeçalho_20_Instituição">
      <style:text-properties fo:text-transform="uppercase"/>
    </style:style>
    <style:style style:name="P67" style:family="paragraph" style:parent-style-name="Standard">
      <style:paragraph-properties fo:text-align="start" style:justify-single-word="false">
        <style:tab-stops>
          <style:tab-stop style:position="-0.123cm"/>
        </style:tab-stops>
      </style:paragraph-properties>
    </style:style>
    <style:style style:name="P68" style:family="paragraph" style:parent-style-name="Table_20_Contents">
      <style:paragraph-properties fo:text-align="start" style:justify-single-word="false"/>
      <style:text-properties fo:font-size="9pt" officeooo:paragraph-rsid="004effde" style:font-size-asian="9pt" style:font-size-complex="9pt"/>
    </style:style>
    <style:style style:name="P69" style:family="paragraph" style:parent-style-name="Standard">
      <style:paragraph-properties fo:text-align="start" style:justify-single-word="false"/>
      <style:text-properties fo:font-size="9pt" officeooo:paragraph-rsid="0041b168" style:font-size-asian="9pt" style:font-size-complex="9pt"/>
    </style:style>
    <style:style style:name="P70" style:family="paragraph" style:parent-style-name="Table_20_Heading">
      <style:paragraph-properties fo:text-align="center" style:justify-single-word="false"/>
      <style:text-properties fo:font-size="7pt" style:font-size-asian="7pt" style:font-size-complex="7pt"/>
    </style:style>
    <style:style style:name="P71" style:family="paragraph" style:parent-style-name="Table_20_Contents" style:list-style-name="L2">
      <style:paragraph-properties fo:text-align="start" style:justify-single-word="false"/>
      <style:text-properties fo:font-size="7pt" style:font-size-asian="7pt" style:font-size-complex="7pt"/>
    </style:style>
    <style:style style:name="P72" style:family="paragraph" style:parent-style-name="Table_20_Contents" style:list-style-name="L2">
      <style:paragraph-properties fo:text-align="start" style:justify-single-word="false"/>
      <style:text-properties fo:font-size="7pt" fo:font-weight="normal" style:font-size-asian="7pt" style:font-weight-asian="normal" style:font-size-complex="7pt" style:font-weight-complex="normal"/>
    </style:style>
    <style:style style:name="P73" style:family="paragraph" style:parent-style-name="Standard" style:list-style-name="L3">
      <style:paragraph-properties fo:margin-top="0.101cm" fo:margin-bottom="0.101cm" style:contextual-spacing="false"/>
      <style:text-properties fo:font-size="7pt" officeooo:paragraph-rsid="00409338" style:font-size-asian="7pt" style:font-size-complex="7pt"/>
    </style:style>
    <style:style style:name="P74" style:family="paragraph" style:parent-style-name="Standard">
      <style:text-properties fo:font-size="7pt" style:font-size-asian="7pt" style:font-size-complex="7pt"/>
    </style:style>
    <style:style style:name="P75" style:family="paragraph" style:parent-style-name="Standard" style:list-style-name="L1"/>
    <style:style style:name="P76" style:family="paragraph" style:parent-style-name="Standard" style:list-style-name="L1">
      <style:text-properties fo:font-size="7pt" style:font-size-asian="7pt" style:font-size-complex="7pt"/>
    </style:style>
    <style:style style:name="P77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78" style:family="paragraph" style:parent-style-name="Standard" style:list-style-name="L3">
      <style:paragraph-properties fo:margin-top="0.101cm" fo:margin-bottom="0.101cm" style:contextual-spacing="false"/>
      <style:text-properties fo:font-size="7pt" officeooo:rsid="00409338" officeooo:paragraph-rsid="00409338" style:font-size-asian="7pt" style:font-size-complex="7pt"/>
    </style:style>
    <style:style style:name="T1" style:family="text">
      <style:text-properties officeooo:rsid="0038f3e4"/>
    </style:style>
    <style:style style:name="T2" style:family="text">
      <style:text-properties style:use-window-font-color="true" loext:opacity="0%" fo:font-size="9pt" fo:font-weight="bold" officeooo:rsid="0043a289" style:font-size-asian="9pt" style:font-weight-asian="bold" style:font-size-complex="9pt" style:font-weight-complex="bold"/>
    </style:style>
    <style:style style:name="T3" style:family="text">
      <style:text-properties style:use-window-font-color="true" loext:opacity="0%"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7pt" officeooo:rsid="0047faf6" style:font-size-asian="7pt" style:font-size-complex="7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officeooo:rsid="0045b7d6"/>
    </style:style>
    <style:style style:name="T7" style:family="text">
      <style:text-properties officeooo:rsid="003f36cd"/>
    </style:style>
    <style:style style:name="T8" style:family="text">
      <style:text-properties fo:font-size="9pt" fo:font-weight="bold" officeooo:rsid="00492b26" style:font-size-asian="9pt" style:font-weight-asian="bold" style:font-size-complex="9pt" style:font-weight-complex="bold"/>
    </style:style>
    <style:style style:name="T9" style:family="text">
      <style:text-properties officeooo:rsid="00492b2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515026"/>
    </style:style>
    <style:style style:name="T12" style:family="text">
      <style:text-properties officeooo:rsid="00540a48"/>
    </style:style>
    <style:style style:name="T13" style:family="text">
      <style:text-properties style:font-name="Lucida Sans" fo:font-size="8pt" fo:language="en" fo:country="US" fo:font-style="normal" style:text-underline-style="none" style:font-size-asian="8pt" style:font-style-asian="normal" style:font-size-complex="8pt" style:font-style-complex="normal"/>
    </style:style>
    <style:style style:name="T14" style:family="text">
      <style:text-properties style:font-name="Lucida Sans" fo:font-size="8pt" fo:language="en" fo:country="US" fo:font-style="normal" style:text-underline-style="none" officeooo:rsid="002bd81b" style:font-size-asian="8pt" style:font-style-asian="normal" style:font-size-complex="8pt" style:font-style-complex="normal"/>
    </style:style>
    <style:style style:name="T15" style:family="text">
      <style:text-properties style:font-name="Lucida Sans" fo:font-size="8pt" fo:language="en" fo:country="US" fo:font-style="normal" style:text-underline-style="none" officeooo:rsid="0031eb9b" style:font-size-asian="8pt" style:font-style-asian="normal" style:font-size-complex="8pt" style:font-style-complex="normal"/>
    </style:style>
    <style:style style:name="T16" style:family="text">
      <style:text-properties officeooo:rsid="0025c386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protect="content size position" style:wrap="none" style:vertical-pos="from-top" style:vertical-rel="paragraph-content" style:horizontal-pos="left" style:horizontal-rel="paragraph"/>
    </style:style>
    <style:style style:name="fr3" style:family="graphic" style:parent-style-name="Frame">
      <style:graphic-properties style:protect="content size position" style:vertical-pos="top" style:vertical-rel="baseline" style:horizontal-pos="left" style:horizontal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style:vertical-pos="top" style:vertical-rel="paragraph-content" style:horizontal-pos="right" style:horizontal-rel="paragraph"/>
    </style:style>
    <style:style style:name="fr6" style:family="graphic" style:parent-style-name="Frame">
      <style:graphic-properties style:print-content="true" style:protect="content size position" style:vertical-pos="from-top" style:vertical-rel="paragraph" style:horizontal-pos="from-left" style:horizontal-rel="paragraph" fo:background-color="transparent" draw:fill="none" draw:fill-color="#ffffff" style:shadow="none" draw:shadow-opacity="100%" style:editable="false">
        <style:columns fo:column-count="1" fo:column-gap="0cm"/>
      </style:graphic-properties>
    </style:style>
    <style:style style:name="fr7" style:family="graphic" style:parent-style-name="Frame">
      <style:graphic-properties style:protect="size position" style:wrap="none" style:vertical-pos="from-top" style:vertical-rel="paragraph-content" style:horizontal-pos="left" style:horizontal-rel="paragraph"/>
    </style:style>
    <style:style style:name="fr8" style:family="graphic" style:parent-style-name="Frame">
      <style:graphic-properties style:protect="size position" style:vertical-pos="from-top" style:vertical-rel="paragraph" style:horizontal-pos="left" style:horizontal-rel="paragraph" fo:background-color="transparent" draw:fill="none" draw:fill-color="#ffffff">
        <style:columns fo:column-count="1" fo:column-gap="0cm"/>
      </style:graphic-properties>
    </style:style>
    <style:style style:name="fr9" style:family="graphic" style:parent-style-name="Frame">
      <style:graphic-properties style:protect="size" style:vertical-pos="from-top" style:vertical-rel="paragraph" style:horizontal-pos="left" style:horizontal-rel="paragraph"/>
    </style:style>
    <style:style style:name="fr10" style:family="graphic" style:parent-style-name="Graphics">
      <style:graphic-properties fo:margin-left="0cm" fo:margin-right="0cm" style:vertical-pos="from-top" style:vertical-rel="paragraph" style:horizontal-pos="from-left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rame">
      <style:graphic-properties style:protect="size position" style:vertical-pos="top" style:vertical-rel="paragraph-content" style:horizontal-pos="left" style:horizontal-rel="paragraph"/>
    </style:style>
    <style:style style:name="fr1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321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 style:data-style-name="C129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solid #808080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fo:border="solid #808080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fo:border="none #808080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fo:border="non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C129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>
        <form:form form:name="Solicitação de Compra de Materiais/Contratação de Serviç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ombobox form:name="cc_solicitante_orgao" form:control-implementation="ooo:com.sun.star.form.component.ComboBox" xml:id="control1" form:id="control1" form:dropdown="true" form:size="20" form:tab-index="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Órgão do solicitante"/>
              <form:property form:property-name="ObjIDinMSO" office:value-type="float" office:value="0"/>
              <form:list-property form:property-name="TypedItemList" office:value-type="float"/>
            </form:properties>
            <form:item form:label="Apoio à Pesquisa"/>
            <form:item form:label="Apoio Logístico Acadêmico"/>
            <form:item form:label="Apoio Operacional"/>
            <form:item form:label="Biblioteca"/>
            <form:item form:label="Compras e Finanças"/>
            <form:item form:label="Coord. Técnica de Unidade"/>
            <form:item form:label="Dep. de Matemática"/>
            <form:item form:label="Dep. de Matemática Aplicada"/>
            <form:item form:label="Dep. de Estatística"/>
            <form:item form:label="Diretoria"/>
            <form:item form:label="Dir. Administrativa"/>
            <form:item form:label="Informática"/>
            <form:item form:label="Materiais e Patrimônio"/>
            <form:item form:label="Recursos Humanos"/>
            <form:item form:label="Sec. de Departamentos"/>
            <form:item form:label="Sec. de Graduação"/>
            <form:item form:label="Sec. de Pós-Graduação"/>
            <form:item form:label="Sec. de Extensão e Eventos"/>
          </form:combobox>
          <form:checkbox form:name="cb_compra_materiais" form:control-implementation="ooo:com.sun.star.form.component.CheckBox" xml:id="control2" form:id="control2" form:label="Compra de Materiais" form:tab-index="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HelpText" office:value-type="string" office:string-value="Compra de materiais"/>
              <form:property form:property-name="ObjIDinMSO" office:value-type="float" office:value="0"/>
              <form:property form:property-name="Referer" office:value-type="string" office:string-value="file:///net/home/inf/quin/Downloads/compraseservicos_20240216(1).ott/content.xml"/>
              <form:property form:property-name="SecondaryRefValue" office:value-type="string" office:string-value=""/>
            </form:properties>
          </form:checkbox>
          <form:textarea form:name="tb_justificativa" form:control-implementation="ooo:com.sun.star.form.component.TextField" xml:id="control3" form:id="control3" form:tab-index="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Justificativa do pedido"/>
              <form:property form:property-name="MultiLine" office:value-type="boolean" office:boolean-value="true"/>
              <form:property form:property-name="ObjIDinMSO" office:value-type="float" office:value="0"/>
              <form:property form:property-name="VScroll" office:value-type="boolean" office:boolean-value="true"/>
            </form:properties>
          </form:textarea>
          <form:date form:name="dt_data_preenchimento" form:control-implementation="ooo:com.sun.star.form.component.DateField" xml:id="control4" form:id="control4" form:min-value="1800-01-01" form:tab-index="3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Data de solicitação"/>
              <form:property form:property-name="ObjIDinMSO" office:value-type="float" office:value="0"/>
            </form:properties>
          </form:date>
          <form:text form:name="tb_interessado_nome" form:control-implementation="ooo:com.sun.star.form.component.TextField" xml:id="control5" form:id="control5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o interessado"/>
              <form:property form:property-name="ObjIDinMSO" office:value-type="float" office:value="0"/>
            </form:properties>
          </form:text>
          <form:text form:name="tb_interessado_email" form:control-implementation="ooo:com.sun.star.form.component.TextField" xml:id="control6" form:id="control6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mail do interessado"/>
              <form:property form:property-name="ObjIDinMSO" office:value-type="float" office:value="0"/>
            </form:properties>
          </form:text>
          <form:combobox form:name="cc_interessado_orgao" form:control-implementation="ooo:com.sun.star.form.component.ComboBox" xml:id="control7" form:id="control7" form:dropdown="true" form:size="20" form:tab-index="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Órgão do interessado"/>
              <form:property form:property-name="ObjIDinMSO" office:value-type="float" office:value="0"/>
              <form:list-property form:property-name="TypedItemList" office:value-type="float"/>
            </form:properties>
            <form:item form:label="Apoio à Pesquisa"/>
            <form:item form:label="Apoio Logístico Acadêmico"/>
            <form:item form:label="Apoio Operacional"/>
            <form:item form:label="Biblioteca"/>
            <form:item form:label="Compras e Finanças"/>
            <form:item form:label="Coord. Técnica de Unidade"/>
            <form:item form:label="Dep. de Matemática"/>
            <form:item form:label="Dep. de Matemática Aplicada"/>
            <form:item form:label="Dep. de Estatística"/>
            <form:item form:label="Diretoria"/>
            <form:item form:label="Dir. Administrativa"/>
            <form:item form:label="Informática"/>
            <form:item form:label="Materiais e Patrimônio"/>
            <form:item form:label="Recursos Humanos"/>
            <form:item form:label="Sec. de Departamentos"/>
            <form:item form:label="Sec. de Graduação"/>
            <form:item form:label="Sec. de Pós-Graduação"/>
            <form:item form:label="Sec. de Extensão e Eventos"/>
          </form:combobox>
          <form:fixed-text form:name="lb_solicitante" form:control-implementation="ooo:com.sun.star.form.component.FixedText" xml:id="control8" form:id="control8" form:label="SOLICITANTE"/>
          <form:fixed-text form:name="lb_solicitante_email" form:control-implementation="ooo:com.sun.star.form.component.FixedText" xml:id="control9" form:id="control9" form:label="EMAIL"/>
          <form:fixed-text form:name="lb_solicitante_orgao" form:control-implementation="ooo:com.sun.star.form.component.FixedText" xml:id="control10" form:id="control10" form:label="ÓRGÃO" form:for="control1"/>
          <form:fixed-text form:name="lb_interessado" form:control-implementation="ooo:com.sun.star.form.component.FixedText" xml:id="control11" form:id="control11" form:label="INTERESSADO">
            <form:properties>
              <form:property form:property-name="HelpText" office:value-type="string" office:string-value="Nome do interessado"/>
            </form:properties>
          </form:fixed-text>
          <form:fixed-text form:name="lb_interessado_email" form:control-implementation="ooo:com.sun.star.form.component.FixedText" xml:id="control12" form:id="control12" form:label="EMAIL">
            <form:properties>
              <form:property form:property-name="HelpText" office:value-type="string" office:string-value="Email do interessado"/>
            </form:properties>
          </form:fixed-text>
          <form:fixed-text form:name="lb_interessado_orgao" form:control-implementation="ooo:com.sun.star.form.component.FixedText" xml:id="control13" form:id="control13" form:label="ÓRGÃO">
            <form:properties>
              <form:property form:property-name="HelpText" office:value-type="string" office:string-value="Órgão do interessado"/>
            </form:properties>
          </form:fixed-text>
          <form:fixed-text form:name="lb_data_pedido" form:control-implementation="ooo:com.sun.star.form.component.FixedText" xml:id="control14" form:id="control14" form:label="DATA">
            <form:properties>
              <form:property form:property-name="HelpText" office:value-type="string" office:string-value="Data do pedido"/>
            </form:properties>
          </form:fixed-text>
          <form:fixed-text form:name="lb_solicitante" form:control-implementation="ooo:com.sun.star.form.component.FixedText" xml:id="control15" form:id="control15" form:label="NOME COMPLETO DO FAVORECIDO">
            <form:properties>
              <form:property form:property-name="HelpText" office:value-type="string" office:string-value="Nome completo do favorecido"/>
            </form:properties>
          </form:fixed-text>
          <form:fixed-text form:name="lb_cpf_favorecido" form:control-implementation="ooo:com.sun.star.form.component.FixedText" xml:id="control16" form:id="control16" form:label="CPF">
            <form:properties>
              <form:property form:property-name="HelpText" office:value-type="string" office:string-value="CPF do favorecido"/>
            </form:properties>
          </form:fixed-text>
          <form:fixed-text form:name="lb_favorecido_banco" form:control-implementation="ooo:com.sun.star.form.component.FixedText" xml:id="control17" form:id="control17" form:label="BANCO">
            <form:properties>
              <form:property form:property-name="HelpText" office:value-type="string" office:string-value="Nome/código do banco"/>
            </form:properties>
          </form:fixed-text>
          <form:fixed-text form:name="lb_favorecido_acencia" form:control-implementation="ooo:com.sun.star.form.component.FixedText" xml:id="control18" form:id="control18" form:label="AGÊNCIA">
            <form:properties>
              <form:property form:property-name="HelpText" office:value-type="string" office:string-value="Agência bancária"/>
            </form:properties>
          </form:fixed-text>
          <form:fixed-text form:name="lb_favorecido_conta" form:control-implementation="ooo:com.sun.star.form.component.FixedText" xml:id="control19" form:id="control19" form:label="CONTA CORRENTE">
            <form:properties>
              <form:property form:property-name="HelpText" office:value-type="string" office:string-value="Número da conta"/>
            </form:properties>
          </form:fixed-text>
          <form:checkbox form:name="cb_contratacao_servico" form:control-implementation="ooo:com.sun.star.form.component.CheckBox" xml:id="control20" form:id="control20" form:label="Contratação de Serviços" form:tab-index="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HelpText" office:value-type="string" office:string-value="Compra de materiais"/>
              <form:property form:property-name="ObjIDinMSO" office:value-type="float" office:value="0"/>
              <form:property form:property-name="Referer" office:value-type="string" office:string-value="file:///net/home/inf/quin/Downloads/compraseservicos_20240216(1).ott/content.xml"/>
              <form:property form:property-name="SecondaryRefValue" office:value-type="string" office:string-value=""/>
            </form:properties>
          </form:checkbox>
          <form:text form:name="tb_solicitante_nome" form:control-implementation="ooo:com.sun.star.form.component.TextField" xml:id="control21" form:id="control21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o solicitante"/>
              <form:property form:property-name="ObjIDinMSO" office:value-type="float" office:value="0"/>
            </form:properties>
          </form:text>
          <form:text form:name="tb_solicitante_email" form:control-implementation="ooo:com.sun.star.form.component.TextField" xml:id="control22" form:id="control22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mail do solicitante"/>
              <form:property form:property-name="ObjIDinMSO" office:value-type="float" office:value="0"/>
            </form:properties>
          </form:text>
          <form:text form:name="tb_fornecedor_empresa_1" form:control-implementation="ooo:com.sun.star.form.component.TextField" xml:id="control23" form:id="control23" form:tab-index="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b_fornecedor_email_1" form:control-implementation="ooo:com.sun.star.form.component.TextField" xml:id="control24" form:id="control24" form:tab-index="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mail fornecedor 1"/>
              <form:property form:property-name="ObjIDinMSO" office:value-type="float" office:value="0"/>
            </form:properties>
          </form:text>
          <form:text form:name="tb_fornecedor_empresa_2" form:control-implementation="ooo:com.sun.star.form.component.TextField" xml:id="control25" form:id="control25" form:tab-index="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b_fornecedor_email_2" form:control-implementation="ooo:com.sun.star.form.component.TextField" xml:id="control26" form:id="control26" form:tab-index="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mail fornecedor 2"/>
              <form:property form:property-name="ObjIDinMSO" office:value-type="float" office:value="0"/>
            </form:properties>
          </form:text>
          <form:text form:name="tb_fornecedor_empresa_3" form:control-implementation="ooo:com.sun.star.form.component.TextField" xml:id="control27" form:id="control27" form:tab-index="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b_fornecedor_email_3" form:control-implementation="ooo:com.sun.star.form.component.TextField" xml:id="control28" form:id="control28" form:tab-index="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mail fornecedor 3"/>
              <form:property form:property-name="ObjIDinMSO" office:value-type="float" office:value="0"/>
            </form:properties>
          </form:text>
          <form:text form:name="tb_favorecido_nome" form:control-implementation="ooo:com.sun.star.form.component.TextField" xml:id="control29" form:id="control29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completo do favorecido"/>
              <form:property form:property-name="ObjIDinMSO" office:value-type="float" office:value="0"/>
            </form:properties>
          </form:text>
          <form:text form:name="tb_favorecido_cpf" form:control-implementation="ooo:com.sun.star.form.component.TextField" xml:id="control30" form:id="control30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PF do favorecido"/>
              <form:property form:property-name="ObjIDinMSO" office:value-type="float" office:value="0"/>
            </form:properties>
          </form:text>
          <form:text form:name="tb_favorecido_banco" form:control-implementation="ooo:com.sun.star.form.component.TextField" xml:id="control31" form:id="control31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Banco"/>
              <form:property form:property-name="ObjIDinMSO" office:value-type="float" office:value="0"/>
            </form:properties>
          </form:text>
          <form:text form:name="tb_favorecido_agencia" form:control-implementation="ooo:com.sun.star.form.component.TextField" xml:id="control32" form:id="control32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Agência"/>
              <form:property form:property-name="ObjIDinMSO" office:value-type="float" office:value="0"/>
            </form:properties>
          </form:text>
          <form:text form:name="tb_favorecido_conta" form:control-implementation="ooo:com.sun.star.form.component.TextField" xml:id="control33" form:id="control33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onta corrente"/>
              <form:property form:property-name="ObjIDinMSO" office:value-type="float" office:value="0"/>
            </form:properties>
          </form:text>
          <form:checkbox form:name="cb_pedido_reembolso" form:control-implementation="ooo:com.sun.star.form.component.CheckBox" xml:id="control34" form:id="control34" form:label="Pedido de Reembolso" form:tab-index="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HelpText" office:value-type="string" office:string-value="Compra de materiais"/>
              <form:property form:property-name="ObjIDinMSO" office:value-type="float" office:value="0"/>
              <form:property form:property-name="Referer" office:value-type="string" office:string-value="file:///net/home/inf/quin/Downloads/compraseservicos_20240216(1).ott/content.xml"/>
              <form:property form:property-name="SecondaryRefValue" office:value-type="string" office:string-value=""/>
            </form:properties>
          </form:checkbox>
          <form:text form:name="tb_material_descricao_1" form:control-implementation="ooo:com.sun.star.form.component.TextField" xml:id="control35" form:id="control35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escrição material/serviço 1"/>
              <form:property form:property-name="ObjIDinMSO" office:value-type="float" office:value="0"/>
              <form:property form:property-name="VScroll" office:value-type="boolean" office:boolean-value="true"/>
            </form:properties>
          </form:text>
          <form:text form:name="tb_material_descricao_2" form:control-implementation="ooo:com.sun.star.form.component.TextField" xml:id="control36" form:id="control36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escrição material/serviço 1"/>
              <form:property form:property-name="ObjIDinMSO" office:value-type="float" office:value="0"/>
              <form:property form:property-name="VScroll" office:value-type="boolean" office:boolean-value="true"/>
            </form:properties>
          </form:text>
          <form:text form:name="tb_material_descricao_3" form:control-implementation="ooo:com.sun.star.form.component.TextField" xml:id="control37" form:id="control37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escrição material/serviço 1"/>
              <form:property form:property-name="ObjIDinMSO" office:value-type="float" office:value="0"/>
              <form:property form:property-name="VScroll" office:value-type="boolean" office:boolean-value="true"/>
            </form:properties>
          </form:text>
          <form:text form:name="tb_material_descricao_4" form:control-implementation="ooo:com.sun.star.form.component.TextField" xml:id="control38" form:id="control38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escrição material/serviço 1"/>
              <form:property form:property-name="ObjIDinMSO" office:value-type="float" office:value="0"/>
              <form:property form:property-name="VScroll" office:value-type="boolean" office:boolean-value="true"/>
            </form:properties>
          </form:text>
          <form:text form:name="tb_material_descricao_5" form:control-implementation="ooo:com.sun.star.form.component.TextField" xml:id="control39" form:id="control39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escrição material/serviço 1"/>
              <form:property form:property-name="ObjIDinMSO" office:value-type="float" office:value="0"/>
              <form:property form:property-name="VScroll" office:value-type="boolean" office:boolean-value="true"/>
            </form:properties>
          </form:text>
          <form:text form:name="tb_material_descricao_6" form:control-implementation="ooo:com.sun.star.form.component.TextField" xml:id="control40" form:id="control40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escrição material/serviço 1"/>
              <form:property form:property-name="ObjIDinMSO" office:value-type="float" office:value="0"/>
              <form:property form:property-name="VScroll" office:value-type="boolean" office:boolean-value="true"/>
            </form:properties>
          </form:text>
          <form:text form:name="tb_material_descricao_7" form:control-implementation="ooo:com.sun.star.form.component.TextField" xml:id="control41" form:id="control41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escrição material/serviço 1"/>
              <form:property form:property-name="ObjIDinMSO" office:value-type="float" office:value="0"/>
              <form:property form:property-name="VScroll" office:value-type="boolean" office:boolean-value="true"/>
            </form:properties>
          </form:text>
          <form:text form:name="tb_material_qtd_1" form:control-implementation="ooo:com.sun.star.form.component.TextField" xml:id="control42" form:id="control42" form:tab-index="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Quantidade - item 1"/>
              <form:property form:property-name="ObjIDinMSO" office:value-type="float" office:value="0"/>
            </form:properties>
          </form:text>
          <form:text form:name="tb_material_qtd_2" form:control-implementation="ooo:com.sun.star.form.component.TextField" xml:id="control43" form:id="control43" form:tab-index="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Quantidade - item 2"/>
              <form:property form:property-name="ObjIDinMSO" office:value-type="float" office:value="0"/>
            </form:properties>
          </form:text>
          <form:text form:name="tb_material_qtd_3" form:control-implementation="ooo:com.sun.star.form.component.TextField" xml:id="control44" form:id="control44" form:tab-index="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Quantidade - item 3"/>
              <form:property form:property-name="ObjIDinMSO" office:value-type="float" office:value="0"/>
            </form:properties>
          </form:text>
          <form:text form:name="tb_material_qtd_4" form:control-implementation="ooo:com.sun.star.form.component.TextField" xml:id="control45" form:id="control45" form:tab-index="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Quantidade - item 4"/>
              <form:property form:property-name="ObjIDinMSO" office:value-type="float" office:value="0"/>
            </form:properties>
          </form:text>
          <form:text form:name="tb_material_qtd_5" form:control-implementation="ooo:com.sun.star.form.component.TextField" xml:id="control46" form:id="control46" form:tab-index="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Quantidade - item 5"/>
              <form:property form:property-name="ObjIDinMSO" office:value-type="float" office:value="0"/>
            </form:properties>
          </form:text>
          <form:text form:name="tb_material_qtd_6" form:control-implementation="ooo:com.sun.star.form.component.TextField" xml:id="control47" form:id="control47" form:tab-index="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Quantidade - item 6"/>
              <form:property form:property-name="ObjIDinMSO" office:value-type="float" office:value="0"/>
            </form:properties>
          </form:text>
          <form:text form:name="tb_material_qtd_7" form:control-implementation="ooo:com.sun.star.form.component.TextField" xml:id="control48" form:id="control48" form:tab-index="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Quantidade - item 7"/>
              <form:property form:property-name="ObjIDinMSO" office:value-type="float" office:value="0"/>
            </form:properties>
          </form:text>
          <form:text form:name="tb_fornecedor_empresa_1" form:control-implementation="ooo:com.sun.star.form.component.TextField" xml:id="control49" form:id="control49" form:tab-index="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b_fornecedor_email_1" form:control-implementation="ooo:com.sun.star.form.component.TextField" xml:id="control50" form:id="control50" form:tab-index="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mail fornecedor 1"/>
              <form:property form:property-name="ObjIDinMSO" office:value-type="float" office:value="0"/>
            </form:properties>
          </form:text>
          <form:text form:name="tb_fornecedor_empresa_2" form:control-implementation="ooo:com.sun.star.form.component.TextField" xml:id="control51" form:id="control51" form:tab-index="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b_fornecedor_email_2" form:control-implementation="ooo:com.sun.star.form.component.TextField" xml:id="control52" form:id="control52" form:tab-index="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mail fornecedor 2"/>
              <form:property form:property-name="ObjIDinMSO" office:value-type="float" office:value="0"/>
            </form:properties>
          </form:text>
          <form:text form:name="tb_fornecedor_empresa_3" form:control-implementation="ooo:com.sun.star.form.component.TextField" xml:id="control53" form:id="control53" form:tab-index="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b_fornecedor_email_3" form:control-implementation="ooo:com.sun.star.form.component.TextField" xml:id="control54" form:id="control54" form:tab-index="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mail fornecedor 3"/>
              <form:property form:property-name="ObjIDinMSO" office:value-type="float" office:value="0"/>
            </form:properties>
          </form:text>
        </form:form>
      </office:forms>
      <text:tracked-changes>
        <text:changed-region xml:id="ct94471222361920" text:id="ct94471222361920">
          <text:insertion>
            <office:change-info>
              <dc:creator>Samira Ismail</dc:creator>
              <dc:date>2017-02-10T08:21:00</dc:date>
            </office:change-info>
          </text:insertion>
        </text:changed-region>
        <text:changed-region xml:id="ct94471222360192" text:id="ct94471222360192">
          <text:deletion>
            <office:change-info>
              <dc:creator>Autor desconhecido</dc:creator>
              <dc:date>2025-12-04T14:08:37</dc:date>
            </office:change-info>
            <text:p text:style-name="P52">FLS</text:p>
          </text:deletion>
        </text:changed-region>
        <text:changed-region xml:id="ct94471222361344" text:id="ct94471222361344">
          <text:deletion>
            <office:change-info>
              <dc:creator>Autor desconhecido</dc:creator>
              <dc:date>2025-12-04T14:08:37</dc:date>
            </office:change-info>
            <text:p text:style-name="P52">PROC</text:p>
          </text:deletion>
        </text:changed-region>
        <text:changed-region xml:id="ct94471222362496" text:id="ct94471222362496">
          <text:deletion>
            <office:change-info>
              <dc:creator>Autor desconhecido</dc:creator>
              <dc:date>2025-12-04T14:08:37</dc:date>
            </office:change-info>
            <text:p text:style-name="P52">RUBR</text:p>
          </text:deletion>
        </text:changed-region>
        <text:changed-region xml:id="ct94471222803296" text:id="ct94471222803296">
          <text:deletion>
            <office:change-info>
              <dc:creator>Samira Ismail</dc:creator>
              <dc:date>2017-05-08T10:58:00</dc:date>
            </office:change-info>
            <text:p text:style-name="P65"><text:span text:style-name="Page_20_Number"><text:span text:style-name="T13"><text:s/>FAX (19) 3289-1113</text:span></text:span></text:p>
          </text:deletion>
        </text:changed-region>
        <text:changed-region xml:id="ct94471222708272" text:id="ct94471222708272">
          <text:insertion>
            <office:change-info>
              <dc:creator>Samira Ismail</dc:creator>
              <dc:date>2017-05-08T10:58:00</dc:date>
            </office:change-info>
          </text:insertion>
        </text:changed-region>
        <text:changed-region xml:id="ct94471222858544" text:id="ct94471222858544">
          <text:insertion>
            <office:change-info>
              <dc:creator>Samira Ismail</dc:creator>
              <dc:date>2017-05-08T10:58:00</dc:date>
            </office:change-info>
          </text:insertion>
        </text:changed-region>
        <text:changed-region xml:id="ct94471222861280" text:id="ct94471222861280">
          <text:insertion>
            <office:change-info>
              <dc:creator>Autor desconhecido</dc:creator>
              <dc:date>2024-01-11T09:35:28</dc:date>
            </office:change-info>
          </text:insertion>
        </text:changed-region>
        <text:changed-region xml:id="ct94471222863904" text:id="ct94471222863904">
          <text:insertion>
            <office:change-info>
              <dc:creator>Samira Ismail</dc:creator>
              <dc:date>2017-05-08T10:58:00</dc:date>
            </office:change-info>
          </text:insertion>
        </text:changed-region>
        <text:changed-region xml:id="ct94471222869280" text:id="ct94471222869280">
          <text:insertion>
            <office:change-info>
              <dc:creator>Autor desconhecido</dc:creator>
              <dc:date>2024-01-11T09:35:24</dc:date>
            </office:change-info>
          </text:insertion>
        </text:changed-region>
        <text:changed-region xml:id="ct94471222898096" text:id="ct94471222898096">
          <text:insertion>
            <office:change-info>
              <dc:creator>Samira Ismail</dc:creator>
              <dc:date>2017-05-08T10:58:00</dc:date>
            </office:change-info>
          </text:insertion>
        </text:changed-region>
        <text:changed-region xml:id="ct94471222898416" text:id="ct94471222898416">
          <text:deletion>
            <office:change-info>
              <dc:creator>Samira Ismail</dc:creator>
              <dc:date>2017-05-08T10:58:00</dc:date>
            </office:change-info>
            <text:p text:style-name="P65"><text:span text:style-name="Page_20_Number"><text:span text:style-name="T13"><text:s/></text:span></text:span></text:p>
          </text:deletion>
        </text:changed-region>
        <text:changed-region xml:id="ct94471225640096" text:id="ct94471225640096">
          <text:deletion>
            <office:change-info>
              <dc:creator>Autor desconhecido</dc:creator>
              <loext:move-id>2</loext:move-id>
              <dc:date>2024-01-11T10:16:16</dc:date>
            </office:change-info>
            <text:p text:style-name="P1">SOLICITAÇÃO DE COMPRA DE MATERIAIS / CONTRATAÇÃO DE SERVIÇOS</text:p>
          </text:deletion>
        </text:changed-region>
        <text:changed-region xml:id="ct94471225947776" text:id="ct94471225947776">
          <text:insertion>
            <office:change-info>
              <dc:creator>Autor desconhecido</dc:creator>
              <dc:date>2024-01-11T10:17:55</dc:date>
            </office:change-info>
          </text:insertion>
        </text:changed-region>
        <text:changed-region xml:id="ct94471225936176" text:id="ct94471225936176">
          <text:insertion>
            <office:change-info>
              <dc:creator>Autor desconhecido</dc:creator>
              <loext:move-id>2</loext:move-id>
              <dc:date>2024-01-11T10:16:20</dc:date>
            </office:change-info>
          </text:insertion>
        </text:changed-region>
        <text:changed-region xml:id="ct94471225952048" text:id="ct94471225952048">
          <text:insertion>
            <office:change-info>
              <dc:creator>Autor desconhecido</dc:creator>
              <dc:date>2025-12-04T10:10:41</dc:date>
            </office:change-info>
          </text:insertion>
        </text:changed-region>
        <text:changed-region xml:id="ct94471225966768" text:id="ct94471225966768">
          <text:insertion>
            <office:change-info>
              <dc:creator>Autor desconhecido</dc:creator>
              <dc:date>2025-12-04T14:56:44</dc:date>
            </office:change-info>
          </text:insertion>
        </text:changed-region>
        <text:changed-region xml:id="ct94471225950240" text:id="ct94471225950240">
          <text:insertion>
            <office:change-info>
              <dc:creator>Autor desconhecido</dc:creator>
              <dc:date>2025-12-04T14:02:11</dc:date>
            </office:change-info>
          </text:insertion>
        </text:changed-region>
        <text:changed-region xml:id="ct94471225966016" text:id="ct94471225966016">
          <text:deletion>
            <office:change-info>
              <dc:creator>Autor desconhecido</dc:creator>
              <dc:date>2025-12-04T11:23:07</dc:date>
            </office:change-info>
            <text:p text:style-name="P10">DATA</text:p>
          </text:deletion>
        </text:changed-region>
        <text:changed-region xml:id="ct94471225983744" text:id="ct94471225983744">
          <text:insertion>
            <office:change-info>
              <dc:creator>Autor desconhecido</dc:creator>
              <dc:date>2025-12-04T11:23:27</dc:date>
            </office:change-info>
          </text:insertion>
        </text:changed-region>
        <text:changed-region xml:id="ct94471225996560" text:id="ct94471225996560">
          <text:deletion>
            <office:change-info>
              <dc:creator>Autor desconhecido</dc:creator>
              <dc:date>2025-12-04T10:11:06</dc:date>
            </office:change-info>
            <text:p text:style-name="P14">SOLICITANTE:</text:p>
          </text:deletion>
        </text:changed-region>
        <text:changed-region xml:id="ct94471226007232" text:id="ct94471226007232">
          <text:deletion>
            <office:change-info>
              <dc:creator>Autor desconhecido</dc:creator>
              <dc:date>2025-12-04T10:17:05</dc:date>
            </office:change-info>
            <text:p text:style-name="P15">EMAIL:</text:p>
          </text:deletion>
        </text:changed-region>
        <text:changed-region xml:id="ct94471226012160" text:id="ct94471226012160">
          <text:insertion>
            <office:change-info>
              <dc:creator>Autor desconhecido</dc:creator>
              <dc:date>2025-12-04T10:17:20</dc:date>
            </office:change-info>
          </text:insertion>
        </text:changed-region>
        <text:changed-region xml:id="ct94471226005408" text:id="ct94471226005408">
          <text:deletion>
            <office:change-info>
              <dc:creator>Autor desconhecido</dc:creator>
              <dc:date>2025-12-04T10:17:59</dc:date>
            </office:change-info>
            <text:p text:style-name="P15">ÓRGÃO:</text:p>
          </text:deletion>
        </text:changed-region>
        <text:changed-region xml:id="ct94471226017840" text:id="ct94471226017840">
          <text:insertion>
            <office:change-info>
              <dc:creator>Autor desconhecido</dc:creator>
              <dc:date>2025-12-04T10:18:08</dc:date>
            </office:change-info>
          </text:insertion>
        </text:changed-region>
        <text:changed-region xml:id="ct94471226024080" text:id="ct94471226024080">
          <text:insertion>
            <office:change-info>
              <dc:creator>Autor desconhecido</dc:creator>
              <dc:date>2025-12-04T14:03:58</dc:date>
            </office:change-info>
          </text:insertion>
        </text:changed-region>
        <text:changed-region xml:id="ct94471226028176" text:id="ct94471226028176">
          <text:insertion>
            <office:change-info>
              <dc:creator>Autor desconhecido</dc:creator>
              <dc:date>2025-12-04T14:04:37</dc:date>
            </office:change-info>
          </text:insertion>
        </text:changed-region>
        <text:changed-region xml:id="ct94471226030784" text:id="ct94471226030784">
          <text:deletion>
            <office:change-info>
              <dc:creator>Autor desconhecido</dc:creator>
              <dc:date>2025-12-04T11:20:35</dc:date>
            </office:change-info>
            <text:p text:style-name="P20">INTERESSADO:</text:p>
          </text:deletion>
        </text:changed-region>
        <text:changed-region xml:id="ct94471226034464" text:id="ct94471226034464">
          <text:insertion>
            <office:change-info>
              <dc:creator>Autor desconhecido</dc:creator>
              <dc:date>2025-12-04T11:20:44</dc:date>
            </office:change-info>
          </text:insertion>
        </text:changed-region>
        <text:changed-region xml:id="ct94471226037152" text:id="ct94471226037152">
          <text:deletion>
            <office:change-info>
              <dc:creator>Autor desconhecido</dc:creator>
              <dc:date>2025-12-04T11:21:24</dc:date>
            </office:change-info>
            <text:p text:style-name="P21">EMAIL:</text:p>
          </text:deletion>
        </text:changed-region>
        <text:changed-region xml:id="ct94471226044304" text:id="ct94471226044304">
          <text:insertion>
            <office:change-info>
              <dc:creator>Autor desconhecido</dc:creator>
              <dc:date>2025-12-04T11:21:39</dc:date>
            </office:change-info>
          </text:insertion>
        </text:changed-region>
        <text:changed-region xml:id="ct94471226046352" text:id="ct94471226046352">
          <text:insertion>
            <office:change-info>
              <dc:creator>Autor desconhecido</dc:creator>
              <dc:date>2025-12-04T11:22:24</dc:date>
            </office:change-info>
          </text:insertion>
        </text:changed-region>
        <text:changed-region xml:id="ct94471225983136" text:id="ct94471225983136">
          <text:insertion>
            <office:change-info>
              <dc:creator>Autor desconhecido</dc:creator>
              <dc:date>2025-12-04T13:59:38</dc:date>
            </office:change-info>
          </text:insertion>
        </text:changed-region>
        <text:changed-region xml:id="ct94471226074960" text:id="ct94471226074960">
          <text:insertion>
            <office:change-info>
              <dc:creator>Autor desconhecido</dc:creator>
              <dc:date>2025-12-04T13:51:25</dc:date>
            </office:change-info>
          </text:insertion>
        </text:changed-region>
        <text:changed-region xml:id="ct94471226075248" text:id="ct94471226075248">
          <text:insertion>
            <office:change-info>
              <dc:creator>Autor desconhecido</dc:creator>
              <dc:date>2025-12-04T13:52:26</dc:date>
            </office:change-info>
          </text:insertion>
        </text:changed-region>
        <text:changed-region xml:id="ct94471226046032" text:id="ct94471226046032">
          <text:insertion>
            <office:change-info>
              <dc:creator>Autor desconhecido</dc:creator>
              <dc:date>2025-12-04T13:51:25</dc:date>
            </office:change-info>
          </text:insertion>
        </text:changed-region>
        <text:changed-region xml:id="ct94471226083472" text:id="ct94471226083472">
          <text:insertion>
            <office:change-info>
              <dc:creator>Autor desconhecido</dc:creator>
              <dc:date>2025-12-04T13:53:44</dc:date>
            </office:change-info>
          </text:insertion>
        </text:changed-region>
        <text:changed-region xml:id="ct94471226088768" text:id="ct94471226088768">
          <text:insertion>
            <office:change-info>
              <dc:creator>Autor desconhecido</dc:creator>
              <dc:date>2025-12-04T13:53:49</dc:date>
            </office:change-info>
          </text:insertion>
        </text:changed-region>
        <text:changed-region xml:id="ct94471226092928" text:id="ct94471226092928">
          <text:insertion>
            <office:change-info>
              <dc:creator>Autor desconhecido</dc:creator>
              <dc:date>2025-12-04T14:32:15</dc:date>
            </office:change-info>
          </text:insertion>
        </text:changed-region>
        <text:changed-region xml:id="ct94471225960272" text:id="ct94471225960272">
          <text:insertion>
            <office:change-info>
              <dc:creator>Autor desconhecido</dc:creator>
              <dc:date>2025-12-04T14:33:16</dc:date>
            </office:change-info>
          </text:insertion>
        </text:changed-region>
        <text:changed-region xml:id="ct94471226097040" text:id="ct94471226097040">
          <text:insertion>
            <office:change-info>
              <dc:creator>Autor desconhecido</dc:creator>
              <dc:date>2025-12-04T13:55:48</dc:date>
            </office:change-info>
          </text:insertion>
        </text:changed-region>
        <text:changed-region xml:id="ct94471226103984" text:id="ct94471226103984">
          <text:insertion>
            <office:change-info>
              <dc:creator>Autor desconhecido</dc:creator>
              <dc:date>2025-12-04T13:56:53</dc:date>
            </office:change-info>
          </text:insertion>
        </text:changed-region>
        <text:changed-region xml:id="ct94471226108928" text:id="ct94471226108928">
          <text:insertion>
            <office:change-info>
              <dc:creator>Autor desconhecido</dc:creator>
              <dc:date>2025-12-04T13:56:55</dc:date>
            </office:change-info>
          </text:insertion>
        </text:changed-region>
        <text:changed-region xml:id="ct94471226114288" text:id="ct94471226114288">
          <text:insertion>
            <office:change-info>
              <dc:creator>Autor desconhecido</dc:creator>
              <dc:date>2025-12-04T13:56:58</dc:date>
            </office:change-info>
          </text:insertion>
        </text:changed-region>
        <text:changed-region xml:id="ct94471226119440" text:id="ct94471226119440">
          <text:insertion>
            <office:change-info>
              <dc:creator>Autor desconhecido</dc:creator>
              <dc:date>2025-12-04T14:34:11</dc:date>
            </office:change-info>
          </text:insertion>
        </text:changed-region>
        <text:changed-region xml:id="ct94471226124480" text:id="ct94471226124480">
          <text:insertion>
            <office:change-info>
              <dc:creator>Autor desconhecido</dc:creator>
              <dc:date>2025-12-04T14:35:23</dc:date>
            </office:change-info>
          </text:insertion>
        </text:changed-region>
        <text:changed-region xml:id="ct94471226129520" text:id="ct94471226129520">
          <text:insertion>
            <office:change-info>
              <dc:creator>Autor desconhecido</dc:creator>
              <dc:date>2025-12-04T14:35:54</dc:date>
            </office:change-info>
          </text:insertion>
        </text:changed-region>
        <text:changed-region xml:id="ct94471226110080" text:id="ct94471226110080">
          <text:insertion>
            <office:change-info>
              <dc:creator>Autor desconhecido</dc:creator>
              <dc:date>2025-12-04T15:02:20</dc:date>
            </office:change-info>
          </text:insertion>
        </text:changed-region>
        <text:changed-region xml:id="ct94471226110688" text:id="ct94471226110688">
          <text:insertion>
            <office:change-info>
              <dc:creator>Autor desconhecido</dc:creator>
              <dc:date>2025-12-04T15:03:21</dc:date>
            </office:change-info>
          </text:insertion>
        </text:changed-region>
        <text:changed-region xml:id="ct94471226141472" text:id="ct94471226141472">
          <text:deletion>
            <office:change-info>
              <dc:creator>Autor desconhecido</dc:creator>
              <dc:date>2025-12-04T13:39:55</dc:date>
            </office:change-info>
            <text:p text:style-name="P33">QUANT.</text:p>
          </text:deletion>
        </text:changed-region>
        <text:changed-region xml:id="ct94471226141760" text:id="ct94471226141760">
          <text:deletion>
            <office:change-info>
              <dc:creator>Autor desconhecido</dc:creator>
              <dc:date>2025-12-04T13:42:03</dc:date>
            </office:change-info>
            <text:p text:style-name="P33"/>
            <text:p text:style-name="P33"/>
          </text:deletion>
        </text:changed-region>
        <text:changed-region xml:id="ct94471226142048" text:id="ct94471226142048">
          <text:deletion>
            <office:change-info>
              <dc:creator>Autor desconhecido</dc:creator>
              <dc:date>2025-12-04T13:35:15</dc:date>
            </office:change-info>
            <text:p text:style-name="P33">CÓDIGO BEC</text:p>
          </text:deletion>
        </text:changed-region>
        <text:changed-region xml:id="ct94471226142336" text:id="ct94471226142336">
          <text:insertion>
            <office:change-info>
              <dc:creator>Autor desconhecido</dc:creator>
              <dc:date>2025-12-04T13:35:15</dc:date>
            </office:change-info>
          </text:insertion>
        </text:changed-region>
        <text:changed-region xml:id="ct94471322211440" text:id="ct94471322211440">
          <text:insertion>
            <office:change-info>
              <dc:creator>Autor desconhecido</dc:creator>
              <dc:date>2025-12-04T15:40:20</dc:date>
            </office:change-info>
          </text:insertion>
        </text:changed-region>
        <text:changed-region xml:id="ct94471352255360" text:id="ct94471352255360">
          <text:insertion>
            <office:change-info>
              <dc:creator>Autor desconhecido</dc:creator>
              <dc:date>2025-12-04T15:52:48</dc:date>
            </office:change-info>
          </text:insertion>
        </text:changed-region>
        <text:changed-region xml:id="ct94471226150560" text:id="ct94471226150560">
          <text:deletion>
            <office:change-info>
              <dc:creator>Autor desconhecido</dc:creator>
              <dc:date>2025-12-04T13:41:43</dc:date>
            </office:change-info>
            <text:p text:style-name="P68"/>
            <text:p text:style-name="P56"/>
          </text:deletion>
        </text:changed-region>
        <text:changed-region xml:id="ct94471350532848" text:id="ct94471350532848">
          <text:insertion>
            <office:change-info>
              <dc:creator>Autor desconhecido</dc:creator>
              <dc:date>2025-12-04T15:47:55</dc:date>
            </office:change-info>
          </text:insertion>
        </text:changed-region>
        <text:changed-region xml:id="ct94471351144608" text:id="ct94471351144608">
          <text:insertion>
            <office:change-info>
              <dc:creator>Autor desconhecido</dc:creator>
              <dc:date>2025-12-04T15:54:00</dc:date>
            </office:change-info>
          </text:insertion>
        </text:changed-region>
        <text:changed-region xml:id="ct94471226151856" text:id="ct94471226151856">
          <text:deletion>
            <office:change-info>
              <dc:creator>Autor desconhecido</dc:creator>
              <dc:date>2025-12-04T13:41:42</dc:date>
            </office:change-info>
            <text:p text:style-name="P36"/>
            <text:p text:style-name="P69"/>
          </text:deletion>
        </text:changed-region>
        <text:changed-region xml:id="ct94471350231872" text:id="ct94471350231872">
          <text:insertion>
            <office:change-info>
              <dc:creator>Autor desconhecido</dc:creator>
              <dc:date>2025-12-04T15:47:59</dc:date>
            </office:change-info>
          </text:insertion>
        </text:changed-region>
        <text:changed-region xml:id="ct94471351465072" text:id="ct94471351465072">
          <text:insertion>
            <office:change-info>
              <dc:creator>Autor desconhecido</dc:creator>
              <dc:date>2025-12-04T15:54:23</dc:date>
            </office:change-info>
          </text:insertion>
        </text:changed-region>
        <text:changed-region xml:id="ct94471226172464" text:id="ct94471226172464">
          <text:deletion>
            <office:change-info>
              <dc:creator>Autor desconhecido</dc:creator>
              <dc:date>2025-12-04T13:41:41</dc:date>
            </office:change-info>
            <text:p text:style-name="P36"/>
            <text:p text:style-name="P69"/>
          </text:deletion>
        </text:changed-region>
        <text:changed-region xml:id="ct94471369966592" text:id="ct94471369966592">
          <text:insertion>
            <office:change-info>
              <dc:creator>Autor desconhecido</dc:creator>
              <dc:date>2025-12-04T15:48:00</dc:date>
            </office:change-info>
          </text:insertion>
        </text:changed-region>
        <text:changed-region xml:id="ct94471351510624" text:id="ct94471351510624">
          <text:insertion>
            <office:change-info>
              <dc:creator>Autor desconhecido</dc:creator>
              <dc:date>2025-12-04T15:54:40</dc:date>
            </office:change-info>
          </text:insertion>
        </text:changed-region>
        <text:changed-region xml:id="ct94471226177936" text:id="ct94471226177936">
          <text:deletion>
            <office:change-info>
              <dc:creator>Autor desconhecido</dc:creator>
              <dc:date>2025-12-04T13:41:39</dc:date>
            </office:change-info>
            <text:p text:style-name="P36"/>
            <text:p text:style-name="P69"/>
          </text:deletion>
        </text:changed-region>
        <text:changed-region xml:id="ct94471369558752" text:id="ct94471369558752">
          <text:insertion>
            <office:change-info>
              <dc:creator>Autor desconhecido</dc:creator>
              <dc:date>2025-12-04T15:48:01</dc:date>
            </office:change-info>
          </text:insertion>
        </text:changed-region>
        <text:changed-region xml:id="ct94471350698400" text:id="ct94471350698400">
          <text:insertion>
            <office:change-info>
              <dc:creator>Autor desconhecido</dc:creator>
              <dc:date>2025-12-04T15:54:56</dc:date>
            </office:change-info>
          </text:insertion>
        </text:changed-region>
        <text:changed-region xml:id="ct94471226186400" text:id="ct94471226186400">
          <text:deletion>
            <office:change-info>
              <dc:creator>Autor desconhecido</dc:creator>
              <dc:date>2025-12-04T13:41:38</dc:date>
            </office:change-info>
            <text:p text:style-name="P36"/>
            <text:p text:style-name="P69"/>
          </text:deletion>
        </text:changed-region>
        <text:changed-region xml:id="ct94471226198080" text:id="ct94471226198080">
          <text:insertion>
            <office:change-info>
              <dc:creator>Autor desconhecido</dc:creator>
              <dc:date>2025-12-04T14:40:50</dc:date>
            </office:change-info>
          </text:insertion>
        </text:changed-region>
        <text:changed-region xml:id="ct94471366892752" text:id="ct94471366892752">
          <text:insertion>
            <office:change-info>
              <dc:creator>Autor desconhecido</dc:creator>
              <dc:date>2025-12-04T15:48:02</dc:date>
            </office:change-info>
          </text:insertion>
        </text:changed-region>
        <text:changed-region xml:id="ct94471363841472" text:id="ct94471363841472">
          <text:insertion>
            <office:change-info>
              <dc:creator>Autor desconhecido</dc:creator>
              <dc:date>2025-12-04T15:55:15</dc:date>
            </office:change-info>
          </text:insertion>
        </text:changed-region>
        <text:changed-region xml:id="ct94471226207728" text:id="ct94471226207728">
          <text:insertion>
            <office:change-info>
              <dc:creator>Autor desconhecido</dc:creator>
              <dc:date>2025-12-04T14:40:55</dc:date>
            </office:change-info>
          </text:insertion>
        </text:changed-region>
        <text:changed-region xml:id="ct94471226157808" text:id="ct94471226157808">
          <text:insertion>
            <office:change-info>
              <dc:creator>Autor desconhecido</dc:creator>
              <dc:date>2025-12-04T15:48:04</dc:date>
            </office:change-info>
          </text:insertion>
        </text:changed-region>
        <text:changed-region xml:id="ct94471389267040" text:id="ct94471389267040">
          <text:insertion>
            <office:change-info>
              <dc:creator>Autor desconhecido</dc:creator>
              <dc:date>2025-12-04T15:55:35</dc:date>
            </office:change-info>
          </text:insertion>
        </text:changed-region>
        <text:changed-region xml:id="ct94471226217536" text:id="ct94471226217536">
          <text:deletion>
            <office:change-info>
              <dc:creator>Autor desconhecido</dc:creator>
              <dc:date>2025-12-04T11:50:03</dc:date>
            </office:change-info>
            <text:p text:style-name="P33">6</text:p>
          </text:deletion>
        </text:changed-region>
        <text:changed-region xml:id="ct94471226217024" text:id="ct94471226217024">
          <text:deletion>
            <office:change-info>
              <dc:creator>Autor desconhecido</dc:creator>
              <dc:date>2025-12-04T13:42:14</dc:date>
            </office:change-info>
            <text:p text:style-name="P37">‍</text:p>
          </text:deletion>
        </text:changed-region>
        <text:changed-region xml:id="ct94471218647600" text:id="ct94471218647600">
          <text:deletion>
            <office:change-info>
              <dc:creator>Autor desconhecido</dc:creator>
              <dc:date>2025-12-04T13:42:14</dc:date>
            </office:change-info>
            <text:p text:style-name="P37">‍</text:p>
            <text:p text:style-name="P69">‍</text:p>
          </text:deletion>
        </text:changed-region>
        <text:changed-region xml:id="ct94471226218304" text:id="ct94471226218304">
          <text:deletion>
            <office:change-info>
              <dc:creator>Autor desconhecido</dc:creator>
              <dc:date>2025-12-04T11:50:03</dc:date>
            </office:change-info>
            <text:p text:style-name="P33">7</text:p>
          </text:deletion>
        </text:changed-region>
        <text:changed-region xml:id="ct94471226219072" text:id="ct94471226219072">
          <text:deletion>
            <office:change-info>
              <dc:creator>Autor desconhecido</dc:creator>
              <dc:date>2025-12-04T13:42:14</dc:date>
            </office:change-info>
            <text:p text:style-name="P37">‍</text:p>
          </text:deletion>
        </text:changed-region>
        <text:changed-region xml:id="ct94471225706928" text:id="ct94471225706928">
          <text:deletion>
            <office:change-info>
              <dc:creator>Autor desconhecido</dc:creator>
              <dc:date>2025-12-04T13:42:14</dc:date>
            </office:change-info>
            <text:p text:style-name="P37">‍</text:p>
            <text:p text:style-name="P69">‍</text:p>
          </text:deletion>
        </text:changed-region>
        <text:changed-region xml:id="ct94471225681248" text:id="ct94471225681248">
          <text:insertion>
            <office:change-info>
              <dc:creator>Autor desconhecido</dc:creator>
              <dc:date>2025-12-04T14:06:39</dc:date>
            </office:change-info>
          </text:insertion>
        </text:changed-region>
        <text:changed-region xml:id="ct94471226287712" text:id="ct94471226287712">
          <text:deletion>
            <office:change-info>
              <dc:creator>Autor desconhecido</dc:creator>
              <dc:date>2025-12-04T11:47:08</dc:date>
            </office:change-info>
            <text:p text:style-name="P32">Descreva os objetivos de uso e período de utilização dos materiais/serviços. Esta justificativa é muito importante para fins de eventuais prestações de contas junto aos órgãos de fiscalização.</text:p>
          </text:deletion>
        </text:changed-region>
        <text:changed-region xml:id="ct94471226275248" text:id="ct94471226275248">
          <text:insertion>
            <office:change-info>
              <dc:creator>Autor desconhecido</dc:creator>
              <dc:date>2025-12-04T11:47:08</dc:date>
            </office:change-info>
          </text:insertion>
        </text:changed-region>
        <text:changed-region xml:id="ct94471226277024" text:id="ct94471226277024">
          <text:insertion>
            <office:change-info>
              <dc:creator>Autor desconhecido</dc:creator>
              <dc:date>2025-12-04T11:48:09</dc:date>
            </office:change-info>
          </text:insertion>
        </text:changed-region>
        <text:changed-region xml:id="ct94471226145088" text:id="ct94471226145088">
          <text:deletion>
            <office:change-info>
              <dc:creator>Autor desconhecido</dc:creator>
              <dc:date>2025-12-04T14:06:52</dc:date>
            </office:change-info>
            <text:p text:style-name="P47">Sugestão de Fornecedores</text:p>
            <text:p text:style-name="P32">Informe o nome da empresa, nome e telefone da pessoa para contato</text:p>
          </text:deletion>
        </text:changed-region>
        <text:changed-region xml:id="ct94471226291696" text:id="ct94471226291696">
          <text:deletion>
            <office:change-info>
              <dc:creator>Autor desconhecido</dc:creator>
              <dc:date>2025-12-04T14:06:52</dc:date>
            </office:change-info>
            <text:p text:style-name="P70">EMPRESA</text:p>
          </text:deletion>
        </text:changed-region>
        <text:changed-region xml:id="ct94471226210080" text:id="ct94471226210080">
          <text:deletion>
            <office:change-info>
              <dc:creator>Autor desconhecido</dc:creator>
              <dc:date>2025-12-04T11:43:20</dc:date>
            </office:change-info>
            <text:p text:style-name="P70"/>
            <text:p text:style-name="P33"/>
          </text:deletion>
        </text:changed-region>
        <text:changed-region xml:id="ct94471226292432" text:id="ct94471226292432">
          <text:deletion>
            <office:change-info>
              <dc:creator>Autor desconhecido</dc:creator>
              <dc:date>2025-12-04T11:41:08</dc:date>
            </office:change-info>
            <text:p text:style-name="P33">NOME DO CONTATO</text:p>
          </text:deletion>
        </text:changed-region>
        <text:changed-region xml:id="ct94471226181840" text:id="ct94471226181840">
          <text:deletion>
            <office:change-info>
              <dc:creator>Autor desconhecido</dc:creator>
              <dc:date>2025-12-04T11:44:00</dc:date>
            </office:change-info>
            <text:p text:style-name="P33">TELEFONE</text:p>
          </text:deletion>
        </text:changed-region>
        <text:changed-region xml:id="ct94471225719456" text:id="ct94471225719456">
          <text:deletion>
            <office:change-info>
              <dc:creator>Autor desconhecido</dc:creator>
              <dc:date>2025-12-04T14:06:52</dc:date>
            </office:change-info>
            <text:p text:style-name="P33">1</text:p>
          </text:deletion>
        </text:changed-region>
        <text:changed-region xml:id="ct94471226268528" text:id="ct94471226268528">
          <text:deletion>
            <office:change-info>
              <dc:creator>Autor desconhecido</dc:creator>
              <dc:date>2025-12-04T14:06:52</dc:date>
            </office:change-info>
            <text:p text:style-name="P48"><draw:control text:anchor-type="as-char" draw:z-index="55" draw:name="Forma 29" draw:style-name="gr7" draw:text-style-name="P18" svg:width="12.741cm" svg:height="0.451cm" draw:control="control49"/></text:p>
          </text:deletion>
        </text:changed-region>
        <text:changed-region xml:id="ct94471226301328" text:id="ct94471226301328">
          <text:deletion>
            <office:change-info>
              <dc:creator>Autor desconhecido</dc:creator>
              <dc:date>2025-12-04T14:06:52</dc:date>
            </office:change-info>
            <text:p text:style-name="P48"><draw:control text:anchor-type="as-char" draw:z-index="56" draw:name="Forma 30" draw:style-name="gr7" draw:text-style-name="P18" svg:width="3.23cm" svg:height="0.451cm" draw:control="control50"/></text:p>
          </text:deletion>
        </text:changed-region>
        <text:changed-region xml:id="ct94471226303152" text:id="ct94471226303152">
          <text:deletion>
            <office:change-info>
              <dc:creator>Autor desconhecido</dc:creator>
              <dc:date>2025-12-04T14:06:52</dc:date>
            </office:change-info>
            <text:p text:style-name="P33">2</text:p>
          </text:deletion>
        </text:changed-region>
        <text:changed-region xml:id="ct94471226308144" text:id="ct94471226308144">
          <text:deletion>
            <office:change-info>
              <dc:creator>Autor desconhecido</dc:creator>
              <dc:date>2025-12-04T14:06:52</dc:date>
            </office:change-info>
            <text:p text:style-name="P37"><draw:control text:anchor-type="as-char" draw:z-index="57" draw:name="Forma 31" draw:style-name="gr7" draw:text-style-name="P18" svg:width="12.741cm" svg:height="0.451cm" draw:control="control51"/></text:p>
          </text:deletion>
        </text:changed-region>
        <text:changed-region xml:id="ct94471226300336" text:id="ct94471226300336">
          <text:deletion>
            <office:change-info>
              <dc:creator>Autor desconhecido</dc:creator>
              <dc:date>2025-12-04T14:06:52</dc:date>
            </office:change-info>
            <text:p text:style-name="P37"><draw:control text:anchor-type="as-char" draw:z-index="58" draw:name="Forma 32" draw:style-name="gr7" draw:text-style-name="P18" svg:width="3.23cm" svg:height="0.451cm" draw:control="control52"/></text:p>
          </text:deletion>
        </text:changed-region>
        <text:changed-region xml:id="ct94471226305280" text:id="ct94471226305280">
          <text:deletion>
            <office:change-info>
              <dc:creator>Autor desconhecido</dc:creator>
              <dc:date>2025-12-04T14:06:52</dc:date>
            </office:change-info>
            <text:p text:style-name="P33">3</text:p>
          </text:deletion>
        </text:changed-region>
        <text:changed-region xml:id="ct94471226306160" text:id="ct94471226306160">
          <text:deletion>
            <office:change-info>
              <dc:creator>Autor desconhecido</dc:creator>
              <dc:date>2025-12-04T14:06:52</dc:date>
            </office:change-info>
            <text:p text:style-name="P37"><draw:control text:anchor-type="as-char" draw:z-index="59" draw:name="Forma 33" draw:style-name="gr7" draw:text-style-name="P18" svg:width="12.681cm" svg:height="0.451cm" draw:control="control53"/></text:p>
          </text:deletion>
        </text:changed-region>
        <text:changed-region xml:id="ct94471226306928" text:id="ct94471226306928">
          <text:deletion>
            <office:change-info>
              <dc:creator>Autor desconhecido</dc:creator>
              <dc:date>2025-12-04T14:06:52</dc:date>
            </office:change-info>
            <text:p text:style-name="P37"><draw:control text:anchor-type="as-char" draw:z-index="60" draw:name="Forma 34" draw:style-name="gr7" draw:text-style-name="P18" svg:width="3.23cm" svg:height="0.451cm" draw:control="control54"/></text:p>
          </text:deletion>
        </text:changed-region>
        <text:changed-region xml:id="ct94471226319920" text:id="ct94471226319920">
          <text:deletion>
            <office:change-info>
              <dc:creator>Autor desconhecido</dc:creator>
              <dc:date>2025-12-04T14:40:10</dc:date>
            </office:change-info>
            <text:p text:style-name="P47">Aprovação do Pedido</text:p>
            <text:list text:style-name="L2">
              <text:list-item>
                <text:p text:style-name="P71">Solicitações devem ser encaminhadas à Seção de Finanças<text:span text:style-name="T10">.</text:span></text:p>
              </text:list-item>
              <text:list-item>
                <text:p text:style-name="P72">Os processos serão iniciados após a aprovação do pedido na reunião semanal da CPAG (Comissão de Programação de Aquisições e Gastos).</text:p>
              </text:list-item>
            </text:list>
          </text:deletion>
        </text:changed-region>
        <text:changed-region xml:id="ct94471226322848" text:id="ct94471226322848">
          <text:deletion>
            <office:change-info>
              <dc:creator>Autor desconhecido</dc:creator>
              <dc:date>2025-12-04T14:40:24</dc:date>
            </office:change-info>
            <text:p text:style-name="P51">Aprovação da Chefia Imediata</text:p>
            <text:p text:style-name="P51">(carimbo e assinatura):</text:p>
          </text:deletion>
        </text:changed-region>
        <text:changed-region xml:id="ct94471226311872" text:id="ct94471226311872">
          <text:deletion>
            <office:change-info>
              <dc:creator>Autor desconhecido</dc:creator>
              <dc:date>2025-12-04T14:40:24</dc:date>
            </office:change-info>
            <text:p text:style-name="P51">Aprovação do Responsável p/ Recurso Financeiro</text:p>
            <text:p text:style-name="P51">(carimbo e assinatura):</text:p>
          </text:deletion>
        </text:changed-region>
        <text:changed-region xml:id="ct94471226313600" text:id="ct94471226313600">
          <text:deletion>
            <office:change-info>
              <dc:creator>Autor desconhecido</dc:creator>
              <dc:date>2025-12-04T14:40:24</dc:date>
            </office:change-info>
            <text:p text:style-name="P52">‍</text:p>
          </text:deletion>
        </text:changed-region>
        <text:changed-region xml:id="ct94471226329968" text:id="ct94471226329968">
          <text:deletion>
            <office:change-info>
              <dc:creator>Autor desconhecido</dc:creator>
              <dc:date>2025-12-04T14:40:24</dc:date>
            </office:change-info>
            <text:p text:style-name="P52">‍</text:p>
          </text:deletion>
        </text:changed-region>
        <text:changed-region xml:id="ct94471226348928" text:id="ct94471226348928">
          <text:deletion>
            <office:change-info>
              <dc:creator>Autor desconhecido</dc:creator>
              <dc:date>2025-12-04T13:26:22</dc:date>
            </office:change-info>
            <text:p text:style-name="P47">Recurso Financeiro</text:p>
            <text:p text:style-name="P32">Definido pelo responsável / CPAG</text:p>
          </text:deletion>
        </text:changed-region>
        <text:changed-region xml:id="ct94471226336256" text:id="ct94471226336256">
          <text:deletion>
            <office:change-info>
              <dc:creator>Autor desconhecido</dc:creator>
              <dc:date>2025-12-04T13:26:34</dc:date>
            </office:change-info>
            <text:p text:style-name="P19">‍</text:p>
          </text:deletion>
        </text:changed-region>
        <text:changed-region xml:id="ct94471226349856" text:id="ct94471226349856">
          <text:deletion>
            <office:change-info>
              <dc:creator>Autor desconhecido</dc:creator>
              <dc:date>2025-12-04T13:21:56</dc:date>
            </office:change-info>
            <text:p text:style-name="P47">Para Uso da Seção de Finanças / CPAG</text:p>
          </text:deletion>
        </text:changed-region>
        <text:changed-region xml:id="ct94471226355376" text:id="ct94471226355376">
          <text:deletion>
            <office:change-info>
              <dc:creator>Autor desconhecido</dc:creator>
              <dc:date>2025-12-04T13:22:04</dc:date>
            </office:change-info>
            <text:list text:style-name="L3">
              <text:list-item>
                <text:p text:style-name="P73">DATA DE ENTRADA:</text:p>
              </text:list-item>
            </text:list>
            <text:p text:style-name="P74">NÚMERO DO PEDIDO:</text:p>
            <text:list text:style-name="L1">
              <text:list-item>
                <text:p text:style-name="P75">DATA DE ANÁLISE CPAG:</text:p>
              </text:list-item>
            </text:list>
          </text:deletion>
        </text:changed-region>
        <text:changed-region xml:id="ct94471226355808" text:id="ct94471226355808">
          <text:deletion>
            <office:change-info>
              <dc:creator>Autor desconhecido</dc:creator>
              <dc:date>2025-12-04T13:28:27</dc:date>
            </office:change-info>
            <text:list text:continue-numbering="true" text:style-name="L1">
              <text:list-item>
                <text:p text:style-name="P75"/>
              </text:list-item>
              <text:list-item>
                <text:p text:style-name="P76"/>
              </text:list-item>
            </text:list>
          </text:deletion>
        </text:changed-region>
        <text:changed-region xml:id="ct94471226356096" text:id="ct94471226356096">
          <text:deletion>
            <office:change-info>
              <dc:creator>Autor desconhecido</dc:creator>
              <dc:date>2025-12-04T13:21:09</dc:date>
            </office:change-info>
            <text:list text:continue-numbering="true" text:style-name="L1">
              <text:list-item>
                <text:p text:style-name="P76">DEFERIMENTO:</text:p>
              </text:list-item>
            </text:list>
          </text:deletion>
        </text:changed-region>
        <text:changed-region xml:id="ct94471226350752" text:id="ct94471226350752">
          <text:deletion>
            <office:change-info>
              <dc:creator>Autor desconhecido</dc:creator>
              <dc:date>2025-12-04T13:28:27</dc:date>
            </office:change-info>
            <text:list text:continue-numbering="true" text:style-name="L1">
              <text:list-item>
                <text:p text:style-name="P76"/>
              </text:list-item>
              <text:list-item>
                <text:p text:style-name="P76"/>
              </text:list-item>
            </text:list>
          </text:deletion>
        </text:changed-region>
        <text:changed-region xml:id="ct94471226351152" text:id="ct94471226351152">
          <text:deletion>
            <office:change-info>
              <dc:creator>Autor desconhecido</dc:creator>
              <dc:date>2025-12-04T13:21:13</dc:date>
            </office:change-info>
            <text:list text:continue-numbering="true" text:style-name="L1">
              <text:list-item>
                <text:p text:style-name="P76">OBSERVAÇÃO:</text:p>
              </text:list-item>
            </text:list>
          </text:deletion>
        </text:changed-region>
        <text:changed-region xml:id="ct94471226351520" text:id="ct94471226351520">
          <text:deletion>
            <office:change-info>
              <dc:creator>Autor desconhecido</dc:creator>
              <dc:date>2025-12-04T13:28:26</dc:date>
            </office:change-info>
            <text:list text:continue-numbering="true" text:style-name="L1">
              <text:list-item>
                <text:p text:style-name="P76"/>
              </text:list-item>
            </text:list>
            <text:p text:style-name="P77"/>
            <text:p text:style-name="P77"/>
            <text:list text:style-name="L3">
              <text:list-item>
                <text:p text:style-name="P78"/>
              </text:list-item>
            </text:list>
          </text:deletion>
        </text:changed-region>
        <text:changed-region xml:id="ct94471226284752" text:id="ct94471226284752">
          <text:deletion>
            <office:change-info>
              <dc:creator>Autor desconhecido</dc:creator>
              <dc:date>2025-12-04T15:34:14</dc:date>
            </office:change-info>
            <text:p text:style-name="Table_20_Contents">‍</text:p>
          </text:deletion>
        </text:changed-region>
        <text:changed-region xml:id="ct94471338987024" text:id="ct94471338987024">
          <text:deletion>
            <office:change-info>
              <dc:creator>Autor desconhecido</dc:creator>
              <dc:date>2025-12-04T15:34:14</dc:date>
            </office:change-info>
            <text:p text:style-name="Table_20_Contents">‍</text:p>
          </text:deletion>
        </text:changed-region>
        <text:changed-region xml:id="ct94471226365376" text:id="ct94471226365376">
          <text:deletion>
            <office:change-info>
              <dc:creator>Autor desconhecido</dc:creator>
              <dc:date>2025-12-04T14:49:10</dc:date>
            </office:change-info>
            <text:p text:style-name="P55">‍</text:p>
          </text:deletion>
        </text:changed-region>
        <text:changed-region xml:id="ct94471226370736" text:id="ct94471226370736">
          <text:deletion>
            <office:change-info>
              <dc:creator>Autor desconhecido</dc:creator>
              <dc:date>2025-12-04T14:49:10</dc:date>
            </office:change-info>
            <text:p text:style-name="P56">‍</text:p>
          </text:deletion>
        </text:changed-region>
        <text:changed-region xml:id="ct94471226376096" text:id="ct94471226376096">
          <text:insertion>
            <office:change-info>
              <dc:creator>Autor desconhecido</dc:creator>
              <dc:date>2025-12-04T15:09:42</dc:date>
            </office:change-info>
          </text:insertion>
        </text:changed-region>
        <text:changed-region xml:id="ct94471226274928" text:id="ct94471226274928">
          <text:insertion>
            <office:change-info>
              <dc:creator>Autor desconhecido</dc:creator>
              <dc:date>2025-12-04T15:09:42</dc:date>
            </office:change-info>
          </text:insertion>
        </text:changed-region>
        <text:changed-region xml:id="ct94471226376656" text:id="ct94471226376656">
          <text:insertion>
            <office:change-info>
              <dc:creator>Autor desconhecido</dc:creator>
              <dc:date>2025-12-04T15:10:48</dc:date>
            </office:change-info>
          </text:insertion>
        </text:changed-region>
        <text:changed-region xml:id="ct94471226378464" text:id="ct94471226378464">
          <text:insertion>
            <office:change-info>
              <dc:creator>Autor desconhecido</dc:creator>
              <dc:date>2025-12-04T15:11:50</dc:date>
            </office:change-info>
          </text:insertion>
        </text:changed-region>
        <text:changed-region xml:id="ct94471226381248" text:id="ct94471226381248">
          <text:insertion>
            <office:change-info>
              <dc:creator>Autor desconhecido</dc:creator>
              <dc:date>2025-12-04T15:13:09</dc:date>
            </office:change-info>
          </text:insertion>
        </text:changed-region>
        <text:changed-region xml:id="ct94471226382656" text:id="ct94471226382656">
          <text:insertion>
            <office:change-info>
              <dc:creator>Autor desconhecido</dc:creator>
              <dc:date>2025-12-04T15:14:10</dc:date>
            </office:change-info>
          </text:insertion>
        </text:changed-region>
        <text:changed-region xml:id="ct94471226383312" text:id="ct94471226383312">
          <text:insertion>
            <office:change-info>
              <dc:creator>Autor desconhecido</dc:creator>
              <dc:date>2025-12-04T15:15:4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niversidade Estadual de Campinas" text:name="Instituicao"/>
        <text:user-field-decl office:value-type="string" office:string-value="Seção de Finanças" text:name="Orgao"/>
        <text:user-field-decl office:value-type="string" office:string-value="Instituto de Matemática, Estatística e Computação Científica" text:name="Unidade"/>
        <text:user-field-decl office:value-type="string" office:string-value="fin@ime.unicamp.br" text:name="Orgao_Email"/>
        <text:user-field-decl office:value-type="string" office:string-value="(19) 3289-1113" text:name="Orgao_FAX"/>
        <text:user-field-decl office:value-type="string" office:string-value="(19) 3521-5927" text:name="Orgao_Fone"/>
        <text:user-field-decl office:value-type="string" office:string-value="Distr. Barão Geraldo" text:name="Unidade_Bairro"/>
        <text:user-field-decl office:value-type="string" office:string-value="13083-859" text:name="Unidade_CEP"/>
        <text:user-field-decl office:value-type="string" office:string-value="Campinas" text:name="Unidade_Cidade"/>
        <text:user-field-decl office:value-type="string" office:string-value="Cidade Universitária &quot;Zeferino Vaz&quot;" text:name="Unidade_Complemento"/>
        <text:user-field-decl office:value-type="string" office:string-value="" text:name="Unidade_CxPostal"/>
        <text:user-field-decl office:value-type="string" office:string-value="Rua Sérgio Buarque de Holanda, 651" text:name="Unidade_Endereco"/>
        <text:user-field-decl office:value-type="string" office:string-value="SP" text:name="Unidade_Estado"/>
      </text:user-field-decls>
      <draw:frame draw:style-name="fr1" draw:name="Quadro1" text:anchor-type="page" text:anchor-page-number="1" svg:x="20.216cm" svg:y="18.651cm" draw:z-index="0">
        <draw:text-box fo:min-height="9.089cm" fo:min-width="0.191cm">
          <text:p text:style-name="P63"><text:span text:style-name="T11">Formulário </text:span>elaborad<text:span text:style-name="T12">o p</text:span>ela Informática / IMECC / Unicamp. Última atualização: <text:date style:data-style-name="N30" text:date-value="2025-12-04T16:01:10.881001744">04/12/25</text:date><text:s/><text:time style:data-style-name="N61" text:time-value="2025-12-04T16:01:10.881085982">15:55:35</text:time></text:p>
        </draw:text-box>
      </draw:frame>
      <text:p text:style-name="P1"><text:change text:change-id="ct94471225640096"/><text:change-start text:change-id="ct94471225947776"/><text:s/><text:change-end text:change-id="ct94471225947776"/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row table:style-name="Tabela10.1">
          <table:table-cell table:style-name="Tabela10.A1" table:number-columns-spanned="5" office:value-type="string">
            <text:p text:style-name="P2"><text:change-start text:change-id="ct94471225936176"/>SOLICITAÇÃO DE COMPRA DE MATERIAIS / CONTRATAÇÃO DE SERVIÇO<text:change-end text:change-id="ct94471225936176"/><text:change-start text:change-id="ct94471225952048"/><text:span text:style-name="T1">S</text:span><text:change-end text:change-id="ct94471225952048"/></text:p>
          </table:table-cell>
          <table:covered-table-cell/>
          <table:covered-table-cell/>
          <table:covered-table-cell/>
          <table:covered-table-cell/>
        </table:table-row>
        <table:table-row table:style-name="Tabela10.1">
          <table:table-cell table:style-name="Tabela10.A1" table:number-rows-spanned="2" office:value-type="string">
            <text:p text:style-name="P3"/>
            <text:p text:style-name="P4"/>
          </table:table-cell>
          <table:table-cell table:style-name="Tabela10.A1" table:number-rows-spanned="2" office:value-type="string">
            <text:p text:style-name="P5"><text:change-start text:change-id="ct94471225966768"/></text:p>
            <text:p text:style-name="P5"><draw:control text:anchor-type="as-char" draw:z-index="40" draw:name="Forma 1" draw:style-name="gr1" draw:text-style-name="P6" svg:width="3.564cm" svg:height="0.406cm" draw:control="control34"/><text:change-end text:change-id="ct94471225966768"/></text:p>
          </table:table-cell>
          <table:table-cell table:style-name="Tabela10.A1" table:number-rows-spanned="2" office:value-type="string">
            <text:p text:style-name="P7"/>
            <text:p text:style-name="P8"><draw:control text:anchor-type="as-char" draw:z-index="8" draw:name="Forma1" draw:style-name="gr1" draw:text-style-name="P6" svg:width="3.525cm" svg:height="0.406cm" draw:control="control2"/></text:p>
          </table:table-cell>
          <table:table-cell table:style-name="Tabela10.A1" table:number-rows-spanned="2" office:value-type="string">
            <text:p text:style-name="P7"/>
            <text:p text:style-name="P9"><text:change-start text:change-id="ct94471225950240"/><draw:control text:anchor-type="as-char" draw:z-index="26" draw:name="Forma 2" draw:style-name="gr1" draw:text-style-name="P6" svg:width="4.074cm" svg:height="0.406cm" draw:control="control20"/><text:change-end text:change-id="ct94471225950240"/></text:p>
          </table:table-cell>
          <table:table-cell table:style-name="Tabela10.A1" office:value-type="string">
            <text:p text:style-name="P10"><text:change text:change-id="ct94471225966016"/><text:change-start text:change-id="ct94471225983744"/><draw:control text:anchor-type="as-char" draw:z-index="20" draw:name="Controle 7" draw:style-name="gr2" draw:text-style-name="P11" svg:width="1.816cm" svg:height="0.269cm" draw:control="control14"/><text:change-end text:change-id="ct94471225983744"/></text:p>
          </table:table-cell>
        </table:table-row>
        <table:table-row table:style-name="Tabela10.3">
          <table:covered-table-cell table:style-name="Tabela10.A1"/>
          <table:covered-table-cell table:style-name="Tabela10.A1"/>
          <table:covered-table-cell table:style-name="Tabela10.A1"/>
          <table:covered-table-cell table:style-name="Tabela10.A1"/>
          <table:table-cell table:style-name="Tabela10.A1" office:value-type="string">
            <text:p text:style-name="P8"><draw:control text:anchor-type="as-char" svg:y="-0.058cm" draw:z-index="10" draw:name="Forma3" draw:style-name="gr3" draw:text-style-name="P12" svg:width="2.708cm" svg:height="0.375cm" draw:control="control4"/>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table:number-columns-spanned="4" office:value-type="string" table:protected="true">
            <text:p text:style-name="P13">Solicitante/Interessado</text:p>
            <text:p text:style-name="P14"><text:s/>solicitante é a pessoa/órgão responsável pelo encaminhamento do pedido e acompanhamento do processo de compra. O interessado é a pessoa/órgão para o qual o material/serviço se destina. Caso se trate da mesma pessoa, informar apenas o solicitante.</text:p>
          </table:table-cell>
          <table:covered-table-cell/>
          <table:covered-table-cell/>
          <table:covered-table-cell/>
        </table:table-row>
        <table:table-row>
          <table:table-cell table:style-name="Tabela2.A2" office:value-type="string" table:protected="true">
            <text:p text:style-name="P14"><text:change text:change-id="ct94471225996560"/><draw:control text:anchor-type="as-char" draw:z-index="14" draw:name="Controle 1" draw:style-name="gr2" draw:text-style-name="P11" svg:width="1.816cm" svg:height="0.269cm" draw:control="control8"/></text:p>
          </table:table-cell>
          <table:table-cell table:style-name="Tabela2.A2" office:value-type="string" table:protected="true">
            <text:p text:style-name="P15"><text:change text:change-id="ct94471226007232"/><text:change-start text:change-id="ct94471226012160"/><draw:control text:anchor-type="as-char" draw:z-index="15" draw:name="Controle 2" draw:style-name="gr2" draw:text-style-name="P11" svg:width="1.816cm" svg:height="0.269cm" draw:control="control9"/><text:change-end text:change-id="ct94471226012160"/></text:p>
          </table:table-cell>
          <table:table-cell table:style-name="Tabela2.A2" office:value-type="string" table:protected="true">
            <text:p text:style-name="P14"/>
          </table:table-cell>
          <table:table-cell table:style-name="Tabela2.A2" office:value-type="string" table:protected="true">
            <text:p text:style-name="P15"><text:change text:change-id="ct94471226005408"/><text:change-start text:change-id="ct94471226017840"/><draw:control text:anchor-type="as-char" draw:z-index="16" draw:name="Controle 3" draw:style-name="gr2" draw:text-style-name="P11" svg:width="1.816cm" svg:height="0.269cm" draw:control="control10"/><text:change-end text:change-id="ct94471226017840"/></text:p>
          </table:table-cell>
        </table:table-row>
        <table:table-row>
          <table:table-cell table:style-name="Tabela2.A1" office:value-type="string" table:protected="true">
            <text:p text:style-name="P16"><text:change-start text:change-id="ct94471226024080"/><draw:control text:anchor-type="as-char" svg:y="0cm" draw:z-index="27" draw:name="Forma 4" draw:style-name="gr4" draw:text-style-name="P17" svg:width="5.956cm" svg:height="0.47cm" draw:control="control21"/><text:change-end text:change-id="ct94471226024080"/></text:p>
          </table:table-cell>
          <table:table-cell table:style-name="Tabela2.A1" table:number-columns-spanned="2" office:value-type="string" table:protected="true">
            <text:p text:style-name="P16"><text:change-start text:change-id="ct94471226028176"/><draw:control text:anchor-type="as-char" svg:y="0cm" draw:z-index="28" draw:name="Forma 5" draw:style-name="gr4" draw:text-style-name="P18" svg:width="6.084cm" svg:height="0.47cm" draw:control="control22"/><text:change-end text:change-id="ct94471226028176"/></text:p>
          </table:table-cell>
          <table:covered-table-cell/>
          <table:table-cell table:style-name="Tabela2.A1" office:value-type="string" table:protected="true">
            <text:p text:style-name="P19"><draw:control text:anchor-type="as-char" draw:z-index="7" draw:name="Forma6" draw:style-name="gr5" draw:text-style-name="P12" svg:width="4.624cm" svg:height="0.472cm" draw:control="control1"/></text:p>
          </table:table-cell>
        </table:table-row>
        <table:table-row>
          <table:table-cell table:style-name="Tabela2.A1" office:value-type="string" table:protected="true">
            <text:p text:style-name="P20"><text:change text:change-id="ct94471226030784"/><text:change-start text:change-id="ct94471226034464"/><draw:control text:anchor-type="as-char" draw:z-index="17" draw:name="Controle 4" draw:style-name="gr2" draw:text-style-name="P11" svg:width="1.816cm" svg:height="0.269cm" draw:control="control11"/><text:change-end text:change-id="ct94471226034464"/></text:p>
          </table:table-cell>
          <table:table-cell table:style-name="Tabela2.A1" table:number-columns-spanned="2" office:value-type="string" table:protected="true">
            <text:p text:style-name="P21"><text:change text:change-id="ct94471226037152"/><text:change-start text:change-id="ct94471226044304"/><draw:control text:anchor-type="as-char" draw:z-index="18" draw:name="Controle 5" draw:style-name="gr2" draw:text-style-name="P11" svg:width="1.816cm" svg:height="0.269cm" draw:control="control12"/><text:change-end text:change-id="ct94471226044304"/></text:p>
          </table:table-cell>
          <table:covered-table-cell/>
          <table:table-cell table:style-name="Tabela2.A1" office:value-type="string" table:protected="true">
            <text:p text:style-name="P21"><text:change-start text:change-id="ct94471226046352"/><draw:control text:anchor-type="as-char" draw:z-index="19" draw:name="Controle 6" draw:style-name="gr2" draw:text-style-name="P11" svg:width="1.816cm" svg:height="0.269cm" draw:control="control13"/><text:change-end text:change-id="ct94471226046352"/></text:p>
          </table:table-cell>
        </table:table-row>
        <table:table-row>
          <table:table-cell table:style-name="Tabela2.A1" office:value-type="string" table:protected="true">
            <text:p text:style-name="P8"><draw:control text:anchor-type="as-char" svg:y="0cm" draw:z-index="11" draw:name="Forma7" draw:style-name="gr4" draw:text-style-name="P17" svg:width="5.956cm" svg:height="0.47cm" draw:control="control5"/></text:p>
          </table:table-cell>
          <table:table-cell table:style-name="Tabela2.A1" table:number-columns-spanned="2" office:value-type="string" table:protected="true">
            <text:p text:style-name="P8"><draw:control text:anchor-type="as-char" svg:y="0cm" draw:z-index="12" draw:name="Forma8" draw:style-name="gr4" draw:text-style-name="P18" svg:width="6.084cm" svg:height="0.47cm" draw:control="control6"/></text:p>
          </table:table-cell>
          <table:covered-table-cell/>
          <table:table-cell table:style-name="Tabela2.A1" office:value-type="string" table:protected="true">
            <text:p text:style-name="P8"><draw:control text:anchor-type="as-char" draw:z-index="13" draw:name="Forma9" draw:style-name="gr5" draw:text-style-name="P12" svg:width="4.656cm" svg:height="0.472cm" draw:control="control7"/></text:p>
          </table:table-cell>
        </table:table-row>
      </table:table>
      <table:table table:name="Tabela7" table:style-name="Tabela7">
        <table:table-column table:style-name="Tabela7.A" table:number-columns-repeated="2"/>
        <table:table-column table:style-name="Tabela7.C"/>
        <table:table-column table:style-name="Tabela7.D"/>
        <table:table-row table:style-name="Tabela7.1">
          <table:table-cell table:style-name="Tabela7.A1" table:number-columns-spanned="4" office:value-type="string">
            <text:p text:style-name="P22"><text:change-start text:change-id="ct94471225983136"/><text:span text:style-name="T2">Dados para </text:span><text:change-end text:change-id="ct94471225983136"/><text:change-start text:change-id="ct94471226074960"/><text:span text:style-name="T3">Reembolso</text:span></text:p>
            <text:p text:style-name="P23">Somente s<text:change-end text:change-id="ct94471226074960"/><text:change-start text:change-id="ct94471226075248"/>erão reembolsadas as despesas previamente aprovadas pela Diretoria do IMECC<text:change-end text:change-id="ct94471226075248"/></text:p>
          </table:table-cell>
          <table:covered-table-cell/>
          <table:covered-table-cell/>
          <table:covered-table-cell/>
        </table:table-row>
        <table:table-row table:style-name="Tabela7.1">
          <table:table-cell table:style-name="Tabela7.A1" table:number-columns-spanned="3" office:value-type="string">
            <text:p text:style-name="P24"><text:change-start text:change-id="ct94471226046032"/>‍<text:change-end text:change-id="ct94471226046032"/><text:change-start text:change-id="ct94471226083472"/><draw:control text:anchor-type="as-char" draw:z-index="21" draw:name="Controle 8" draw:style-name="gr2" draw:text-style-name="P11" svg:width="4.557cm" svg:height="0.269cm" draw:control="control15"/><text:change-end text:change-id="ct94471226083472"/></text:p>
          </table:table-cell>
          <table:covered-table-cell/>
          <table:covered-table-cell/>
          <table:table-cell table:style-name="Tabela7.A1" office:value-type="string">
            <text:p text:style-name="P25"><text:change-start text:change-id="ct94471226088768"/><draw:control text:anchor-type="as-char" draw:z-index="22" draw:name="Controle 9" draw:style-name="gr2" draw:text-style-name="P11" svg:width="1.816cm" svg:height="0.269cm" draw:control="control16"/><text:change-end text:change-id="ct94471226088768"/></text:p>
          </table:table-cell>
        </table:table-row>
        <table:table-row table:style-name="Tabela7.1">
          <table:table-cell table:style-name="Tabela7.A1" table:number-columns-spanned="3" office:value-type="string">
            <text:p text:style-name="P26"><text:change-start text:change-id="ct94471226092928"/><draw:control text:anchor-type="as-char" svg:y="0cm" draw:z-index="35" draw:name="Forma 18" draw:style-name="gr4" draw:text-style-name="P17" svg:width="11.965cm" svg:height="0.47cm" draw:control="control29"/><text:change-end text:change-id="ct94471226092928"/></text:p>
          </table:table-cell>
          <table:covered-table-cell/>
          <table:covered-table-cell/>
          <table:table-cell table:style-name="Tabela7.A1" office:value-type="string">
            <text:p text:style-name="P27"><text:change-start text:change-id="ct94471225960272"/><draw:control text:anchor-type="as-char" svg:y="0cm" draw:z-index="36" draw:name="Forma 19" draw:style-name="gr4" draw:text-style-name="P17" svg:width="4.765cm" svg:height="0.47cm" draw:control="control30"/><text:change-end text:change-id="ct94471225960272"/></text:p>
          </table:table-cell>
        </table:table-row>
        <table:table-row table:style-name="Tabela7.1">
          <table:table-cell table:style-name="Tabela7.A1" office:value-type="string">
            <text:p text:style-name="P28"><text:change-start text:change-id="ct94471226097040"/>‍<text:change-end text:change-id="ct94471226097040"/><text:change-start text:change-id="ct94471226103984"/><draw:control text:anchor-type="as-char" draw:z-index="23" draw:name="Controle 10" draw:style-name="gr2" draw:text-style-name="P11" svg:width="2.403cm" svg:height="0.269cm" draw:control="control17"/><text:change-end text:change-id="ct94471226103984"/></text:p>
          </table:table-cell>
          <table:table-cell table:style-name="Tabela7.A1" office:value-type="string">
            <text:p text:style-name="P29"><text:change-start text:change-id="ct94471226108928"/><draw:control text:anchor-type="as-char" draw:z-index="24" draw:name="Controle 11" draw:style-name="gr2" draw:text-style-name="P11" svg:width="2.403cm" svg:height="0.269cm" draw:control="control18"/><text:change-end text:change-id="ct94471226108928"/></text:p>
          </table:table-cell>
          <table:table-cell table:style-name="Tabela7.A1" table:number-columns-spanned="2" office:value-type="string">
            <text:p text:style-name="P29"><text:change-start text:change-id="ct94471226114288"/><draw:control text:anchor-type="as-char" draw:z-index="25" draw:name="Controle 12" draw:style-name="gr2" draw:text-style-name="P11" svg:width="2.403cm" svg:height="0.269cm" draw:control="control19"/><text:change-end text:change-id="ct94471226114288"/></text:p>
          </table:table-cell>
          <table:covered-table-cell/>
        </table:table-row>
        <table:table-row table:style-name="Tabela7.5">
          <table:table-cell table:style-name="Tabela7.A1" office:value-type="string">
            <text:p text:style-name="P26"><text:change-start text:change-id="ct94471226119440"/><draw:control text:anchor-type="as-char" svg:y="0cm" draw:z-index="37" draw:name="Forma 20" draw:style-name="gr4" draw:text-style-name="P17" svg:width="5.559cm" svg:height="0.47cm" draw:control="control31"/><text:change-end text:change-id="ct94471226119440"/></text:p>
          </table:table-cell>
          <table:table-cell table:style-name="Tabela7.A1" office:value-type="string">
            <text:p text:style-name="P27"><text:change-start text:change-id="ct94471226124480"/><draw:control text:anchor-type="as-char" svg:y="0cm" draw:z-index="38" draw:name="Forma 21" draw:style-name="gr4" draw:text-style-name="P17" svg:width="5.559cm" svg:height="0.47cm" draw:control="control32"/><text:change-end text:change-id="ct94471226124480"/></text:p>
          </table:table-cell>
          <table:table-cell table:style-name="Tabela7.A1" table:number-columns-spanned="2" office:value-type="string">
            <text:p text:style-name="P27"><text:change-start text:change-id="ct94471226129520"/><draw:control text:anchor-type="as-char" svg:y="0cm" draw:z-index="39" draw:name="Forma 22" draw:style-name="gr4" draw:text-style-name="P17" svg:width="5.559cm" svg:height="0.47cm" draw:control="control33"/><text:change-end text:change-id="ct94471226129520"/></text:p>
          </table:table-cell>
          <table:covered-table-cell/>
        </table:table-row>
        <table:table-row table:style-name="Tabela7.5">
          <table:table-cell table:style-name="Tabela7.A1" table:number-columns-spanned="4" office:value-type="string">
            <text:p text:style-name="P30"><text:change-start text:change-id="ct94471226110080"/>‍<text:span text:style-name="T4">Em conformidade com a Lei nº 13.709 – Lei Gera</text:span><text:change-end text:change-id="ct94471226110080"/><text:change-start text:change-id="ct94471226110688"/><text:span text:style-name="T4">l de Proteção de Dados, os dados fornecidos serão utilizados exclusivamente para a finalidade de processar o reembolso das despesas.</text:span><text:change-end text:change-id="ct94471226110688"/></text:p>
          </table:table-cell>
          <table:covered-table-cell/>
          <table:covered-table-cell/>
          <table:covered-table-cell/>
        </table:table-row>
      </table:table>
      <text:p text:style-name="Standard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 table:protected="true">
            <text:p text:style-name="P31">Descrição dos Materiais/Serviços</text:p>
            <text:p text:style-name="P32">Descreva o material/serviço a ser adquirido/contratado com o maior número de detalhes possível (exemplo: especificação, cor, medida, etc.). Se possível, indique marca e modelo de referência.</text:p>
          </table:table-cell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33">ITEM</text:p>
          </table:table-cell>
          <table:table-cell table:style-name="Tabela4.B2" office:value-type="string">
            <text:p text:style-name="P33">DESCRIÇÃO</text:p>
          </table:table-cell>
          <table:table-cell table:style-name="Tabela4.C2" office:value-type="string">
            <text:p text:style-name="P33"><text:change text:change-id="ct94471226141472"/><text:change text:change-id="ct94471226141760"/><text:change text:change-id="ct94471226142048"/><text:change-start text:change-id="ct94471226142336"/>QUANTIDADE<text:change-end text:change-id="ct94471226142336"/></text:p>
          </table:table-cell>
        </table:table-row>
        <table:table-row table:style-name="Tabela4.3">
          <table:table-cell table:style-name="Tabela4.A3" office:value-type="string">
            <text:p text:style-name="P33">1</text:p>
          </table:table-cell>
          <table:table-cell table:style-name="Tabela4.B3" office:value-type="string">
            <text:p text:style-name="P34"><text:change-start text:change-id="ct94471322211440"/><draw:control text:anchor-type="as-char" svg:y="0cm" draw:z-index="41" draw:name="Forma 17" draw:style-name="gr6" draw:text-style-name="P17" svg:width="13.637cm" svg:height="0.451cm" draw:control="control35"/><text:change-end text:change-id="ct94471322211440"/></text:p>
          </table:table-cell>
          <table:table-cell table:style-name="Tabela4.C3" office:value-type="string">
            <text:p text:style-name="P35"><text:span text:style-name="T5">‍</text:span><text:change-start text:change-id="ct94471352255360"/><text:span text:style-name="T5"><draw:control text:anchor-type="as-char" draw:z-index="48" draw:name="Forma 3" draw:style-name="gr7" draw:text-style-name="P18" svg:width="2.199cm" svg:height="0.451cm" draw:control="control42"/></text:span><text:change-end text:change-id="ct94471352255360"/><text:change text:change-id="ct94471226150560"/></text:p>
          </table:table-cell>
        </table:table-row>
        <table:table-row>
          <table:table-cell table:style-name="Tabela4.A3" office:value-type="string">
            <text:p text:style-name="P33">2</text:p>
          </table:table-cell>
          <table:table-cell table:style-name="Tabela4.B3" office:value-type="string">
            <text:p text:style-name="P34"><text:change-start text:change-id="ct94471350532848"/><draw:control text:anchor-type="as-char" svg:y="0cm" draw:z-index="42" draw:name="Forma 23" draw:style-name="gr6" draw:text-style-name="P17" svg:width="13.637cm" svg:height="0.451cm" draw:control="control36"/><text:change-end text:change-id="ct94471350532848"/></text:p>
          </table:table-cell>
          <table:table-cell table:style-name="Tabela4.C3" office:value-type="string">
            <text:p text:style-name="P36">‍<text:change-start text:change-id="ct94471351144608"/><draw:control text:anchor-type="as-char" draw:z-index="49" draw:name="Forma 12" draw:style-name="gr7" draw:text-style-name="P18" svg:width="2.199cm" svg:height="0.451cm" draw:control="control43"/><text:change-end text:change-id="ct94471351144608"/><text:change text:change-id="ct94471226151856"/></text:p>
          </table:table-cell>
        </table:table-row>
        <table:table-row>
          <table:table-cell table:style-name="Tabela4.A3" office:value-type="string">
            <text:p text:style-name="P33">3</text:p>
          </table:table-cell>
          <table:table-cell table:style-name="Tabela4.B3" office:value-type="string">
            <text:p text:style-name="P34"><text:change-start text:change-id="ct94471350231872"/><draw:control text:anchor-type="as-char" svg:y="0cm" draw:z-index="43" draw:name="Forma 24" draw:style-name="gr6" draw:text-style-name="P17" svg:width="13.637cm" svg:height="0.451cm" draw:control="control37"/><text:change-end text:change-id="ct94471350231872"/></text:p>
          </table:table-cell>
          <table:table-cell table:style-name="Tabela4.C3" office:value-type="string">
            <text:p text:style-name="P36">‍<text:change-start text:change-id="ct94471351465072"/><draw:control text:anchor-type="as-char" draw:z-index="50" draw:name="Forma 13" draw:style-name="gr7" draw:text-style-name="P18" svg:width="2.199cm" svg:height="0.451cm" draw:control="control44"/><text:change-end text:change-id="ct94471351465072"/><text:change text:change-id="ct94471226172464"/></text:p>
          </table:table-cell>
        </table:table-row>
        <table:table-row>
          <table:table-cell table:style-name="Tabela4.A3" office:value-type="string">
            <text:p text:style-name="P33">4</text:p>
          </table:table-cell>
          <table:table-cell table:style-name="Tabela4.B3" office:value-type="string">
            <text:p text:style-name="P34"><text:change-start text:change-id="ct94471369966592"/><draw:control text:anchor-type="as-char" svg:y="0cm" draw:z-index="44" draw:name="Forma 25" draw:style-name="gr6" draw:text-style-name="P17" svg:width="13.637cm" svg:height="0.451cm" draw:control="control38"/><text:change-end text:change-id="ct94471369966592"/></text:p>
          </table:table-cell>
          <table:table-cell table:style-name="Tabela4.C3" office:value-type="string">
            <text:p text:style-name="P36">‍<text:change-start text:change-id="ct94471351510624"/><draw:control text:anchor-type="as-char" draw:z-index="51" draw:name="Forma 14" draw:style-name="gr7" draw:text-style-name="P18" svg:width="2.199cm" svg:height="0.451cm" draw:control="control45"/><text:change-end text:change-id="ct94471351510624"/><text:change text:change-id="ct94471226177936"/></text:p>
          </table:table-cell>
        </table:table-row>
        <table:table-row>
          <table:table-cell table:style-name="Tabela4.A3" office:value-type="string">
            <text:p text:style-name="P33">5</text:p>
          </table:table-cell>
          <table:table-cell table:style-name="Tabela4.B3" office:value-type="string">
            <text:p text:style-name="P34"><text:change-start text:change-id="ct94471369558752"/><draw:control text:anchor-type="as-char" svg:y="0cm" draw:z-index="45" draw:name="Forma 26" draw:style-name="gr6" draw:text-style-name="P17" svg:width="13.637cm" svg:height="0.451cm" draw:control="control39"/><text:change-end text:change-id="ct94471369558752"/></text:p>
          </table:table-cell>
          <table:table-cell table:style-name="Tabela4.C3" office:value-type="string">
            <text:p text:style-name="P36">‍<text:change-start text:change-id="ct94471350698400"/><draw:control text:anchor-type="as-char" draw:z-index="52" draw:name="Forma 15" draw:style-name="gr7" draw:text-style-name="P18" svg:width="2.199cm" svg:height="0.451cm" draw:control="control46"/><text:change-end text:change-id="ct94471350698400"/><text:change text:change-id="ct94471226186400"/></text:p>
          </table:table-cell>
        </table:table-row>
        <table:table-row table:style-name="Tabela4.8">
          <table:table-cell table:style-name="Tabela4.A3" office:value-type="string">
            <text:p text:style-name="P33"><text:change-start text:change-id="ct94471226198080"/>‍<text:span text:style-name="T6">6</text:span><text:change-end text:change-id="ct94471226198080"/></text:p>
          </table:table-cell>
          <table:table-cell table:style-name="Tabela4.B3" office:value-type="string">
            <text:p text:style-name="P34"><text:change-start text:change-id="ct94471366892752"/><draw:control text:anchor-type="as-char" svg:y="0cm" draw:z-index="46" draw:name="Forma 27" draw:style-name="gr6" draw:text-style-name="P17" svg:width="13.637cm" svg:height="0.451cm" draw:control="control40"/><text:change-end text:change-id="ct94471366892752"/></text:p>
          </table:table-cell>
          <table:table-cell table:style-name="Tabela4.C3" office:value-type="string">
            <text:p text:style-name="P36"><text:change-start text:change-id="ct94471363841472"/><draw:control text:anchor-type="as-char" draw:z-index="53" draw:name="Forma 16" draw:style-name="gr7" draw:text-style-name="P18" svg:width="2.199cm" svg:height="0.451cm" draw:control="control47"/><text:change-end text:change-id="ct94471363841472"/></text:p>
          </table:table-cell>
        </table:table-row>
        <table:table-row table:style-name="Tabela4.9">
          <table:table-cell table:style-name="Tabela4.A9" office:value-type="string">
            <text:p text:style-name="P33"><text:change-start text:change-id="ct94471226207728"/>‍<text:span text:style-name="T6">7</text:span><text:change-end text:change-id="ct94471226207728"/></text:p>
          </table:table-cell>
          <table:table-cell table:style-name="Tabela4.B3" office:value-type="string">
            <text:p text:style-name="P34"><text:change-start text:change-id="ct94471226157808"/><draw:control text:anchor-type="as-char" svg:y="0cm" draw:z-index="47" draw:name="Forma 28" draw:style-name="gr6" draw:text-style-name="P17" svg:width="13.637cm" svg:height="0.451cm" draw:control="control41"/><text:change-end text:change-id="ct94471226157808"/></text:p>
          </table:table-cell>
          <table:table-cell table:style-name="Tabela4.C3" office:value-type="string">
            <text:p text:style-name="P36"><text:change-start text:change-id="ct94471389267040"/><draw:control text:anchor-type="as-char" draw:z-index="54" draw:name="Forma 35" draw:style-name="gr7" draw:text-style-name="P18" svg:width="2.199cm" svg:height="0.451cm" draw:control="control48"/><text:change-end text:change-id="ct94471389267040"/></text:p>
          </table:table-cell>
        </table:table-row>
        <table:table-row table:style-name="Tabela4.10">
          <table:table-cell table:style-name="Tabela4.A10" office:value-type="string">
            <text:p text:style-name="P33"><text:change text:change-id="ct94471226217536"/></text:p>
          </table:table-cell>
          <table:table-cell table:style-name="Tabela4.B10" office:value-type="string">
            <text:p text:style-name="P37"><text:change text:change-id="ct94471226217024"/></text:p>
          </table:table-cell>
          <table:table-cell table:style-name="Tabela4.C10" office:value-type="string">
            <text:p text:style-name="P37"><text:change text:change-id="ct94471218647600"/></text:p>
          </table:table-cell>
        </table:table-row>
        <table:table-row table:style-name="Tabela4.11">
          <table:table-cell table:style-name="Tabela4.A11" office:value-type="string">
            <text:p text:style-name="P33"><text:change text:change-id="ct94471226218304"/></text:p>
          </table:table-cell>
          <table:table-cell table:style-name="Tabela4.B11" office:value-type="string">
            <text:p text:style-name="P37"><text:change text:change-id="ct94471226219072"/></text:p>
          </table:table-cell>
          <table:table-cell table:style-name="Tabela4.C11" office:value-type="string">
            <text:p text:style-name="P37"><text:change text:change-id="ct94471225706928"/></text:p>
          </table:table-cell>
        </table:table-row>
      </table:table>
      <text:change-start text:change-id="ct94471225681248"/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table:number-columns-spanned="3" office:value-type="string">
            <text:p text:style-name="P38">Sugestão de Fornecedores</text:p>
            <text:p text:style-name="P39">Informe o nome da empresa, nome e telefone da pessoa para contato</text:p>
          </table:table-cell>
          <table:covered-table-cell/>
          <table:covered-table-cell/>
        </table:table-row>
        <table:table-row>
          <table:table-cell table:style-name="Tabela9.A2" office:value-type="string">
            <text:p text:style-name="P40"/>
          </table:table-cell>
          <table:table-cell table:style-name="Tabela9.A2" office:value-type="string">
            <text:p text:style-name="P41">EMPRESA</text:p>
          </table:table-cell>
          <table:table-cell table:style-name="Tabela9.C2" office:value-type="string">
            <text:p text:style-name="P42">EMAIL</text:p>
          </table:table-cell>
        </table:table-row>
        <table:table-row>
          <table:table-cell table:style-name="Tabela9.A3" office:value-type="string">
            <text:p text:style-name="P43">1</text:p>
          </table:table-cell>
          <table:table-cell table:style-name="Tabela9.B3" office:value-type="string">
            <text:p text:style-name="P44"><draw:control text:anchor-type="as-char" draw:z-index="29" draw:name="Forma 6" draw:style-name="gr7" draw:text-style-name="P18" svg:width="12.741cm" svg:height="0.451cm" draw:control="control23"/></text:p>
          </table:table-cell>
          <table:table-cell table:style-name="Tabela9.C3" office:value-type="string">
            <text:p text:style-name="P44"><draw:control text:anchor-type="as-char" draw:z-index="30" draw:name="Forma 7" draw:style-name="gr7" draw:text-style-name="P18" svg:width="3.23cm" svg:height="0.451cm" draw:control="control24"/></text:p>
          </table:table-cell>
        </table:table-row>
        <table:table-row>
          <table:table-cell table:style-name="Tabela9.A3" office:value-type="string">
            <text:p text:style-name="P43">2</text:p>
          </table:table-cell>
          <table:table-cell table:style-name="Tabela9.B3" office:value-type="string">
            <text:p text:style-name="P45"><draw:control text:anchor-type="as-char" draw:z-index="31" draw:name="Forma 8" draw:style-name="gr7" draw:text-style-name="P18" svg:width="12.741cm" svg:height="0.451cm" draw:control="control25"/></text:p>
          </table:table-cell>
          <table:table-cell table:style-name="Tabela9.C3" office:value-type="string">
            <text:p text:style-name="P45"><draw:control text:anchor-type="as-char" draw:z-index="32" draw:name="Forma 9" draw:style-name="gr7" draw:text-style-name="P18" svg:width="3.23cm" svg:height="0.451cm" draw:control="control26"/></text:p>
          </table:table-cell>
        </table:table-row>
        <table:table-row>
          <table:table-cell table:style-name="Tabela9.A3" office:value-type="string">
            <text:p text:style-name="P43">3</text:p>
          </table:table-cell>
          <table:table-cell table:style-name="Tabela9.B3" office:value-type="string">
            <text:p text:style-name="P45"><draw:control text:anchor-type="as-char" draw:z-index="33" draw:name="Forma 10" draw:style-name="gr7" draw:text-style-name="P18" svg:width="12.681cm" svg:height="0.451cm" draw:control="control27"/></text:p>
          </table:table-cell>
          <table:table-cell table:style-name="Tabela9.C3" office:value-type="string">
            <text:p text:style-name="P45"><draw:control text:anchor-type="as-char" draw:z-index="34" draw:name="Forma 11" draw:style-name="gr7" draw:text-style-name="P18" svg:width="3.23cm" svg:height="0.451cm" draw:control="control28"/></text:p>
          </table:table-cell>
        </table:table-row>
      </table:table>
      <text:p text:style-name="P46"><text:change-end text:change-id="ct94471225681248"/></text:p>
      <table:table table:name="Tabela5" table:style-name="Tabela5" table:template-name="Academic">
        <table:table-column table:style-name="Tabela5.A"/>
        <table:table-row>
          <table:table-cell table:style-name="Tabela5.A1" office:value-type="string">
            <text:p text:style-name="P47">Justificativa</text:p>
            <text:p text:style-name="P32"><text:change text:change-id="ct94471226287712"/><text:change-start text:change-id="ct94471226275248"/><text:span text:style-name="T7">Descrever a finalidade e o local de aplicação do bem ou do serviço contratado. <text:s/>Em caso de compra por Adiantamento, fundamentar também o motivo pelo qual nã</text:span><text:change-end text:change-id="ct94471226275248"/><text:change-start text:change-id="ct94471226277024"/><text:span text:style-name="T7">o podem subordinar-se à formalização de processo normal de contratação.</text:span><text:change-end text:change-id="ct94471226277024"/></text:p>
          </table:table-cell>
        </table:table-row>
        <table:table-row table:style-name="Tabela5.2">
          <table:table-cell table:style-name="Tabela5.A2" office:value-type="string">
            <text:p text:style-name="P48"><draw:control text:anchor-type="as-char" draw:z-index="9" draw:name="Forma31" draw:style-name="gr5" draw:text-style-name="P18" svg:width="16.913cm" svg:height="2.961cm" draw:control="control3"/></text:p>
          </table:table-cell>
        </table:table-row>
      </table:table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32"><text:change text:change-id="ct94471226145088"/></text:p>
          </table:table-cell>
          <table:covered-table-cell/>
          <table:covered-table-cell/>
        </table:table-row>
        <table:table-row table:style-name="Tabela6.1">
          <table:table-cell table:style-name="Tabela6.A2" office:value-type="string">
            <text:p text:style-name="P49"/>
          </table:table-cell>
          <table:table-cell table:style-name="Tabela6.A2" office:value-type="string">
            <text:p text:style-name="P33"><text:change text:change-id="ct94471226291696"/><text:change text:change-id="ct94471226210080"/><text:change text:change-id="ct94471226292432"/></text:p>
          </table:table-cell>
          <table:table-cell table:style-name="Tabela6.C2" office:value-type="string">
            <text:p text:style-name="P33"><text:change text:change-id="ct94471226181840"/></text:p>
          </table:table-cell>
        </table:table-row>
        <table:table-row table:style-name="Tabela6.1">
          <table:table-cell table:style-name="Tabela6.A3" office:value-type="string">
            <text:p text:style-name="P33"><text:change text:change-id="ct94471225719456"/></text:p>
          </table:table-cell>
          <table:table-cell table:style-name="Tabela6.B3" office:value-type="string">
            <text:p text:style-name="P48"><text:change text:change-id="ct94471226268528"/></text:p>
          </table:table-cell>
          <table:table-cell table:style-name="Tabela6.C3" office:value-type="string">
            <text:p text:style-name="P48"><text:change text:change-id="ct94471226301328"/></text:p>
          </table:table-cell>
        </table:table-row>
        <table:table-row table:style-name="Tabela6.1">
          <table:table-cell table:style-name="Tabela6.A3" office:value-type="string">
            <text:p text:style-name="P33"><text:change text:change-id="ct94471226303152"/></text:p>
          </table:table-cell>
          <table:table-cell table:style-name="Tabela6.B3" office:value-type="string">
            <text:p text:style-name="P37"><text:change text:change-id="ct94471226308144"/></text:p>
          </table:table-cell>
          <table:table-cell table:style-name="Tabela6.C3" office:value-type="string">
            <text:p text:style-name="P37"><text:change text:change-id="ct94471226300336"/></text:p>
          </table:table-cell>
        </table:table-row>
        <table:table-row table:style-name="Tabela6.1">
          <table:table-cell table:style-name="Tabela6.A3" office:value-type="string">
            <text:p text:style-name="P33"><text:change text:change-id="ct94471226305280"/></text:p>
          </table:table-cell>
          <table:table-cell table:style-name="Tabela6.B3" office:value-type="string">
            <text:p text:style-name="P37"><text:change text:change-id="ct94471226306160"/></text:p>
          </table:table-cell>
          <table:table-cell table:style-name="Tabela6.C3" office:value-type="string">
            <text:p text:style-name="P37"><text:change text:change-id="ct94471226306928"/></text:p>
          </table:table-cell>
        </table:table-row>
      </table:table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50"><text:change text:change-id="ct94471226319920"/>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row table:style-name="Tabela8.1">
          <table:table-cell table:style-name="Tabela8.A1" office:value-type="string">
            <text:p text:style-name="Table_20_Contents"/>
          </table:table-cell>
          <table:table-cell table:style-name="Tabela8.B1" office:value-type="string">
            <text:p text:style-name="P51"><text:change text:change-id="ct94471226322848"/></text:p>
          </table:table-cell>
          <table:table-cell table:style-name="Tabela8.B1" office:value-type="string">
            <text:p text:style-name="Table_20_Contents"/>
          </table:table-cell>
          <table:table-cell table:style-name="Tabela8.B1" office:value-type="string">
            <text:p text:style-name="P51"><text:change text:change-id="ct94471226311872"/></text:p>
          </table:table-cell>
          <table:table-cell table:style-name="Tabela8.E1" office:value-type="string">
            <text:p text:style-name="Table_20_Contents"/>
          </table:table-cell>
        </table:table-row>
        <table:table-row table:style-name="Tabela8.2">
          <table:table-cell table:style-name="Tabela8.A2" office:value-type="string">
            <text:p text:style-name="P52"><text:change text:change-id="ct94471226313600"/></text:p>
          </table:table-cell>
          <table:table-cell table:style-name="Tabela8.B2" office:value-type="string">
            <text:p text:style-name="P53"/>
          </table:table-cell>
          <table:table-cell table:style-name="Tabela8.B2" office:value-type="string">
            <text:p text:style-name="P52"/>
          </table:table-cell>
          <table:table-cell table:style-name="Tabela8.B2" office:value-type="string">
            <text:p text:style-name="P53"/>
          </table:table-cell>
          <table:table-cell table:style-name="Tabela8.E2" office:value-type="string">
            <text:p text:style-name="P52"/>
          </table:table-cell>
        </table:table-row>
        <table:table-row table:style-name="Tabela8.3">
          <table:table-cell table:style-name="Tabela8.A3" office:value-type="string">
            <text:p text:style-name="P52"><text:change text:change-id="ct94471226329968"/></text:p>
          </table:table-cell>
          <table:table-cell table:style-name="Tabela8.B3" office:value-type="string">
            <text:p text:style-name="P53"/>
          </table:table-cell>
          <table:table-cell table:style-name="Tabela8.B3" office:value-type="string">
            <text:p text:style-name="P52"/>
          </table:table-cell>
          <table:table-cell table:style-name="Tabela8.B3" office:value-type="string">
            <text:p text:style-name="P53"/>
          </table:table-cell>
          <table:table-cell table:style-name="Tabela8.E3" office:value-type="string">
            <text:p text:style-name="P52"/>
          </table:table-cell>
        </table:table-row>
      </table:table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2"><text:change text:change-id="ct94471226348928"/></text:p>
          </table:table-cell>
        </table:table-row>
        <table:table-row table:style-name="Table1.2">
          <table:table-cell table:style-name="Table1.A2" office:value-type="string">
            <text:p text:style-name="P19"><text:change text:change-id="ct94471226336256"/></text:p>
          </table:table-cell>
        </table:table-row>
      </table:table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47"><text:change text:change-id="ct94471226349856"/></text:p>
          </table:table-cell>
        </table:table-row>
        <table:table-row table:style-name="Tabela1.2">
          <table:table-cell table:style-name="Tabela1.A2" office:value-type="string">
            <text:list xml:id="list160112468991155" text:continue-list="list160112690162387" text:style-name="L1">
              <text:list-item>
                <text:p text:style-name="P54"><text:change text:change-id="ct94471226355376"/><text:change text:change-id="ct94471226355808"/><text:change text:change-id="ct94471226356096"/><text:change text:change-id="ct94471226350752"/><text:change text:change-id="ct94471226351152"/><text:change text:change-id="ct94471226351520"/></text:p>
              </text:list-item>
            </text:list>
          </table:table-cell>
        </table:table-row>
      </table:table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p text:style-name="Table_20_Contents"><text:change text:change-id="ct94471226284752"/></text:p>
          </table:table-cell>
        </table:table-row>
        <table:table-row table:style-name="Tabela12.1">
          <table:table-cell table:style-name="Tabela12.A1" office:value-type="string">
            <text:p text:style-name="Table_20_Contents"><text:change text:change-id="ct94471338987024"/></text:p>
          </table:table-cell>
        </table:table-row>
      </table:table>
      <text:p text:style-name="P25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55"><text:change text:change-id="ct94471226365376"/></text:p>
          </table:table-cell>
        </table:table-row>
        <table:table-row table:style-name="Tabela3.2">
          <table:table-cell table:style-name="Tabela3.A2" office:value-type="string">
            <text:p text:style-name="P56"><text:change text:change-id="ct94471226370736"/></text:p>
          </table:table-cell>
        </table:table-row>
      </table:table>
      <text:p text:style-name="P57"/>
      <table:table table:name="Tabela21" table:style-name="Tabela21">
        <table:table-column table:style-name="Tabela21.A"/>
        <table:table-row table:style-name="Tabela21.1">
          <table:table-cell table:style-name="Tabela21.A1" office:value-type="string">
            <text:p text:style-name="P58"><text:change-start text:change-id="ct94471226376096"/>‍<text:span text:style-name="T8">Observações</text:span><text:change-end text:change-id="ct94471226376096"/></text:p>
          </table:table-cell>
        </table:table-row>
        <table:table-row table:style-name="Tabela21.1">
          <table:table-cell table:style-name="Tabela21.A2" office:value-type="string">
            <text:p text:style-name="P59"><text:change-start text:change-id="ct94471226274928"/>‍<text:change-end text:change-id="ct94471226274928"/><text:change-start text:change-id="ct94471226376656"/><text:span text:style-name="T9">O processo de aquisição ou reembolso será iniciado somente após aprovação do responsável pelo Recurso Financeiro</text:span></text:p>
            <text:p text:style-name="P60">A solicitação deve ser encaminhada à Seção de Compras por e-mail, devidamente assinada no Sigad<text:change-end text:change-id="ct94471226376656"/><text:change-start text:change-id="ct94471226378464"/>, pelo solicitante e/ou chefia imediata e pelo responsável pelo Recurso Financeiro.</text:p>
            <text:p text:style-name="P61"><text:span text:style-name="T10">Aquisição de material:</text:span> enviar <text:change-end text:change-id="ct94471226378464"/><text:change-start text:change-id="ct94471226381248"/>junto com a solicitação uma cotação, que poderá ser da Internet, para auxiliar na pesquisa de mercado.</text:p>
            <text:p text:style-name="P61"><text:span text:style-name="T10">Aquisição de serviço:</text:span> enviar junto com a solicitação um memorial descri<text:change-end text:change-id="ct94471226381248"/><text:change-start text:change-id="ct94471226382656"/>tivo para auxiliar na pesquisa de mercado.</text:p>
            <text:p text:style-name="P61"><text:span text:style-name="T10">Pedido de reembolso:</text:span> <text:change-end text:change-id="ct94471226382656"/><text:change-start text:change-id="ct94471226383312"/>encaminhar junto com a solicitação a nota fiscal emitida com dados da Funcamp. <text:s/>O documento fiscal precisa estar quitado ou ter o comprovante de pagamento anexado.<text:change-end text:change-id="ct94471226383312"/>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Nimbus Sans L" svg:font-family="'Nimbus Sans L'" style:font-adornments="Negrito" style:font-family-generic="swiss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LGC San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LGC San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0pt" fo:language="pt" fo:country="BR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21cm" fo:margin-bottom="0.109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1pt" fo:font-weight="bold" style:font-name-asian="DejaVu LGC Sans" style:font-family-asian="'DejaVu LGC San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abeçalho_20_Instituição" style:display-name="Cabeçalho Instituição" style:family="paragraph" style:parent-style-name="Header">
      <style:text-properties style:font-name="Nimbus Sans L" fo:font-family="'Nimbus Sans L'" style:font-style-name="Negrito" style:font-family-generic="swiss" style:font-pitch="variable" fo:font-size="9pt" fo:font-weight="bold"/>
    </style:style>
    <style:style style:name="Cabeçalho_20_Órgão" style:display-name="Cabeçalho Órgão" style:family="paragraph" style:parent-style-name="Header">
      <style:text-properties style:font-name="Nimbus Sans L" fo:font-family="'Nimbus Sans L'" style:font-style-name="Negrito" style:font-family-generic="swiss" style:font-pitch="variable" fo:font-size="9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use-window-font-color="true" loext:opacity="0%" fo:font-size="8pt" fo:font-weight="normal" style:font-weight-asian="bold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ullet_20_Symbols" style:display-name="Bullet Symbols" style:family="text">
      <style:text-properties style:font-name="OpenSymbol" fo:font-family="OpenSymbol" fo:font-weight="normal" style:font-name-asian="OpenSymbol" style:font-family-asian="OpenSymbol" style:font-weight-asian="normal" style:font-name-complex="OpenSymbol" style:font-family-complex="OpenSymbol" style:font-weight-complex="norma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fo:margin-left="0cm" fo:margin-right="-0.005cm" table:align="margins"/>
    </style:style>
    <style:style style:name="Table2.A" style:family="table-column">
      <style:table-column-properties style:rel-column-width="17613*"/>
    </style:style>
    <style:style style:name="Table2.B" style:family="table-column">
      <style:table-column-properties style:rel-column-width="47922*"/>
    </style:style>
    <style:style style:name="Table2.1" style:family="table-row">
      <style:table-row-properties loext:text-changes-only="false"/>
    </style:style>
    <style:style style:name="Table2.A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3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2.B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Cabeçalho_20_Instituição">
      <style:text-properties fo:text-transform="uppercase"/>
    </style:style>
    <style:style style:name="MP2" style:family="paragraph" style:parent-style-name="Standard">
      <style:paragraph-properties fo:text-align="start" style:justify-single-word="false">
        <style:tab-stops>
          <style:tab-stop style:position="-0.123cm"/>
        </style:tab-stops>
      </style:paragraph-properties>
      <style:text-properties style:font-name="Lucida Sans" fo:font-size="8pt" fo:language="en" fo:country="US" style:font-size-asian="8pt" style:font-size-complex="8pt"/>
    </style:style>
    <style:style style:name="MP3" style:family="paragraph" style:parent-style-name="Standard">
      <style:paragraph-properties fo:text-align="start" style:justify-single-word="false">
        <style:tab-stops>
          <style:tab-stop style:position="-0.123cm"/>
        </style:tab-stops>
      </style:paragraph-properties>
    </style:style>
    <style:style style:name="MP4" style:family="paragraph" style:parent-style-name="Table_20_Contents">
      <style:text-properties fo:font-size="6pt" style:font-size-asian="6pt" style:font-size-complex="6pt"/>
    </style:style>
    <style:style style:name="MP5" style:family="paragraph" style:parent-style-name="Standard">
      <style:paragraph-properties fo:text-align="start" style:justify-single-word="false">
        <style:tab-stops>
          <style:tab-stop style:position="-0.123cm"/>
        </style:tab-stops>
      </style:paragraph-properties>
      <style:text-properties officeooo:paragraph-rsid="0031eb9b"/>
    </style:style>
    <style:style style:name="MT1" style:family="text">
      <style:text-properties style:font-name="Lucida Sans" fo:font-size="8pt" fo:language="en" fo:country="US" fo:font-style="normal" style:text-underline-style="none" style:font-size-asian="8pt" style:font-style-asian="normal" style:font-size-complex="8pt" style:font-style-complex="normal"/>
    </style:style>
    <style:style style:name="MT2" style:family="text">
      <style:text-properties officeooo:rsid="0025c386"/>
    </style:style>
    <style:style style:name="MT3" style:family="text">
      <style:text-properties style:font-name="Lucida Sans" fo:font-size="8pt" fo:language="en" fo:country="US" fo:font-style="normal" style:text-underline-style="none" officeooo:rsid="002bd81b" style:font-size-asian="8pt" style:font-style-asian="normal" style:font-size-complex="8pt" style:font-style-complex="normal"/>
    </style:style>
    <style:style style:name="MT4" style:family="text">
      <style:text-properties style:font-name="Lucida Sans" fo:font-size="8pt" fo:language="en" fo:country="US" fo:font-style="normal" style:text-underline-style="none" officeooo:rsid="0031eb9b" style:font-size-asian="8pt" style:font-style-asian="normal" style:font-size-complex="8pt" style:font-style-complex="normal"/>
    </style:style>
    <style:style style:name="Mfr1" style:family="graphic" style:parent-style-name="Frame">
      <style:graphic-properties style:protect="size position" style:vertical-pos="top" style:vertical-rel="paragraph-content" style:horizontal-pos="left" style:horizontal-rel="paragraph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protect="size" style:vertical-pos="from-top" style:vertical-rel="paragraph" style:horizontal-pos="left" style:horizontal-rel="paragraph"/>
    </style:style>
    <style:style style:name="Mfr4" style:family="graphic" style:parent-style-name="Graphics">
      <style:graphic-properties fo:margin-left="0cm" fo:margin-right="0cm" style:vertical-pos="from-top" style:vertical-rel="paragraph" style:horizontal-pos="from-left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Frame">
      <style:graphic-properties style:protect="size position" style:vertical-pos="from-top" style:vertical-rel="paragraph" style:horizontal-pos="left" style:horizontal-rel="paragraph" fo:background-color="transparent" draw:fill="none" draw:fill-color="#ffffff">
        <style:columns fo:column-count="1" fo:column-gap="0cm"/>
      </style:graphic-properties>
    </style:style>
    <style:style style:name="Mfr6" style:family="graphic" style:parent-style-name="Frame">
      <style:graphic-properties style:protect="size position" style:wrap="none" style:vertical-pos="from-top" style:vertical-rel="paragraph-content" style:horizontal-pos="left" style:horizontal-rel="paragraph"/>
    </style:style>
    <style:style style:name="Mfr7" style:family="graphic" style:parent-style-name="Frame">
      <style:graphic-properties style:print-content="true" style:protect="content size position" style:vertical-pos="from-top" style:vertical-rel="paragraph" style:horizontal-pos="from-left" style:horizontal-rel="paragraph" fo:background-color="transparent" draw:fill="none" draw:fill-color="#ffffff" style:shadow="none" draw:shadow-opacity="100%" style:editable="false">
        <style:columns fo:column-count="1" fo:column-gap="0cm"/>
      </style:graphic-properties>
    </style:style>
    <style:style style:name="Mfr8" style:family="graphic" style:parent-style-name="Frame">
      <style:graphic-properties style:vertical-pos="top" style:vertical-rel="paragraph-content" style:horizontal-pos="right" style:horizontal-rel="paragraph"/>
    </style:style>
    <style:style style:name="Mfr9" style:family="graphic" style:parent-style-name="Frame">
      <style:graphic-properties style:protect="content size position" style:vertical-pos="top" style:vertical-rel="baseline" style:horizontal-pos="left" style:horizontal-rel="paragraph"/>
    </style:style>
    <style:style style:name="Mfr10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11" style:family="graphic" style:parent-style-name="Frame">
      <style:graphic-properties style:protect="content size position" style:wrap="none" style:vertical-pos="from-top" style:vertical-rel="paragraph-content" style:horizontal-pos="left" style:horizontal-rel="paragraph"/>
    </style:style>
    <style:page-layout style:name="Mpm1">
      <style:page-layout-properties fo:page-width="21.006cm" fo:page-height="29.693cm" style:num-format="1" style:print-orientation="portrait" fo:margin-top="2.007cm" fo:margin-bottom="2.007cm" fo:margin-left="2.007cm" fo:margin-right="2.00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991cm" fo:margin-bottom="0.991cm" fo:margin-left="2.997cm" fo:margin-right="0.99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31cm" fo:margin-left="0cm" fo:margin-right="0cm" fo:margin-bottom="0.131cm" fo:border-top="none" fo:border-bottom="0.06pt solid #000000" fo:border-left="none" fo:border-right="none" fo:padding="0cm" style:shadow="none" style:dynamic-spacing="false"/>
      </style:header-style>
      <style:footer-style>
        <style:header-footer-properties svg:height="0.991cm" fo:margin-left="0cm" fo:margin-right="0cm" fo:margin-top="0.131cm" fo:border-top="0.06pt solid #000000" fo:border-bottom="none" fo:border-left="none" fo:border-right="none" fo:padding="0cm" style:shadow="none" style:dynamic-spacing="false"/>
      </style:footer-style>
    </style:page-layout>
    <style:page-layout style:name="Mpm3">
      <style:page-layout-properties fo:page-width="21.006cm" fo:page-height="29.693cm" style:num-format="1" style:print-orientation="portrait" fo:margin-top="0.991cm" fo:margin-bottom="0.991cm" fo:margin-left="2.997cm" fo:margin-right="0.9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31cm" fo:margin-left="0cm" fo:margin-right="0cm" fo:margin-bottom="0.131cm" fo:border-top="none" fo:border-bottom="0.06pt solid #000000" fo:border-left="none" fo:border-right="none" fo:padding="0cm" style:shadow="none" style:dynamic-spacing="false"/>
      </style:header-style>
      <style:footer-style>
        <style:header-footer-properties svg:height="0.991cm" fo:margin-left="0cm" fo:margin-right="0cm" fo:margin-top="0.131cm" fo:border-top="0.06pt solid #000000" fo:border-bottom="none" fo:border-left="none" fo:border-right="none" fo:padding="0cm" style:shadow="none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Timbrado_20_IMECC" style:display-name="Timbrado IMECC" style:page-layout-name="Mpm2" draw:style-name="Mdp1">
      <style:header>
        <text:user-field-decls>
          <text:user-field-decl office:value-type="string" office:string-value="Universidade Estadual de Campinas" text:name="Instituicao"/>
          <text:user-field-decl office:value-type="string" office:string-value="Seção de Finanças" text:name="Orgao"/>
          <text:user-field-decl office:value-type="string" office:string-value="Instituto de Matemática, Estatística e Computação Científica" text:name="Unidade"/>
        </text:user-field-decls>
        <text:p text:style-name="Header"><draw:frame draw:style-name="Mfr1" draw:name="Frame1" text:anchor-type="paragraph" draw:z-index="0"><draw:text-box fo:min-height="1.3cm" fo:min-width="1.499cm"><text:p text:style-name="Frame_20_contents"><draw:frame draw:style-name="Mfr2" draw:name="graphics1" text:anchor-type="paragraph" svg:x="0cm" svg:y="0.011cm" svg:width="1.071cm" svg:height="1.199cm" draw:z-index="0"><draw:image xlink:href="Pictures/10000001000000360000003C36A7CA0A.png" xlink:type="simple" xlink:show="embed" xlink:actuate="onLoad" draw:mime-type="image/png"/></draw:frame></text:p></draw:text-box></draw:frame><draw:frame draw:style-name="Mfr3" draw:name="Frame2" text:anchor-type="paragraph" svg:y="0cm" svg:height="1.3cm" draw:z-index="0"><draw:text-box fo:min-width="2cm"><text:p text:style-name="Frame_20_contents"><draw:frame draw:style-name="Mfr4" draw:name="graphics2" text:anchor-type="paragraph" svg:x="0cm" svg:y="0cm" svg:width="1.409cm" svg:height="1.199cm" draw:z-index="0"><draw:image xlink:href="Pictures/100017D4000069D500005984A9349A43.wmf" xlink:type="simple" xlink:show="embed" xlink:actuate="onLoad" draw:mime-type="image/x-wmf"/><draw:image xlink:href="Pictures/10000001000003010000028A3F458F6F.png" xlink:type="simple" xlink:show="embed" xlink:actuate="onLoad" draw:mime-type="image/png"/></draw:frame></text:p></draw:text-box></draw:frame><draw:frame draw:style-name="Mfr5" draw:name="Frame3" text:anchor-type="paragraph" svg:y="0cm" svg:height="1.3cm" draw:z-index="0"><draw:text-box fo:min-width="2.011cm"><text:p text:style-name="MP1"><text:user-field-get text:name="Instituicao">Universidade Estadual de Campinas</text:user-field-get></text:p><text:p text:style-name="Cabeçalho_20_Instituição"><text:user-field-get text:name="Unidade">Instituto de Matemática, Estatística e Computação Científica</text:user-field-get></text:p><text:p text:style-name="Cabeçalho_20_Órgão"><text:user-field-get text:name="Orgao">Seção de Finanças</text:user-field-get></text:p></draw:text-box></draw:frame></text:p>
      </style:header>
      <style:footer>
        <text:user-field-decls>
          <text:user-field-decl office:value-type="string" office:string-value="fin@ime.unicamp.br" text:name="Orgao_Email"/>
          <text:user-field-decl office:value-type="string" office:string-value="(19) 3289-1113" text:name="Orgao_FAX"/>
          <text:user-field-decl office:value-type="string" office:string-value="(19) 3521-5927" text:name="Orgao_Fone"/>
          <text:user-field-decl office:value-type="string" office:string-value="Distr. Barão Geraldo" text:name="Unidade_Bairro"/>
          <text:user-field-decl office:value-type="string" office:string-value="13083-859" text:name="Unidade_CEP"/>
          <text:user-field-decl office:value-type="string" office:string-value="Campinas" text:name="Unidade_Cidade"/>
          <text:user-field-decl office:value-type="string" office:string-value="Cidade Universitária &quot;Zeferino Vaz&quot;" text:name="Unidade_Complemento"/>
          <text:user-field-decl office:value-type="string" office:string-value="" text:name="Unidade_CxPostal"/>
          <text:user-field-decl office:value-type="string" office:string-value="Rua Sérgio Buarque de Holanda, 651" text:name="Unidade_Endereco"/>
          <text:user-field-decl office:value-type="string" office:string-value="SP" text:name="Unidade_Estado"/>
        </text:user-field-decls>
        <text:p text:style-name="Footer"><draw:frame draw:style-name="Mfr6" draw:name="Frame4" text:anchor-type="paragraph" svg:y="0.101cm" draw:z-index="0"><draw:text-box fo:min-height="0.737cm" fo:min-width="2.007cm"><text:p text:style-name="MP2"><text:user-field-get text:name="Unidade_Endereco">Rua Sérgio Buarque de Holanda, 651</text:user-field-get><text:s/>- <text:user-field-get text:name="Unidade_Complemento">Cidade Universitária "Zeferino Vaz"</text:user-field-get><text:s/>- <text:user-field-get text:name="Unidade_Bairro">Distr. Barão Geraldo</text:user-field-get><text:s/>- <text:user-field-get text:name="Unidade_Cidade">Campinas</text:user-field-get><text:s/>- <text:user-field-get text:name="Unidade_Estado">SP</text:user-field-get></text:p><text:p text:style-name="MP3"><text:span text:style-name="Page_20_Number"><text:span text:style-name="MT1"><text:conditional-text text:condition="ooow:Unidade_CEP" text:string-value-if-true="CEP " text:string-value-if-false="">CEP </text:conditional-text></text:span></text:span><text:span text:style-name="Page_20_Number"><text:span text:style-name="MT1"><text:user-field-get text:name="Unidade_CEP">13083-859</text:user-field-get></text:span></text:span><text:span text:style-name="Page_20_Number"><text:span text:style-name="MT1"><text:conditional-text text:condition="ooow:Unidade_CxPostal" text:string-value-if-true=" - Caixa Postal " text:string-value-if-false="" text:current-value="true"/></text:span></text:span><text:span text:style-name="Page_20_Number"><text:span text:style-name="MT1"><text:user-field-get text:name="Unidade_CxPostal"/></text:span></text:span><text:span text:style-name="Page_20_Number"><text:span text:style-name="MT1"><text:conditional-text text:condition="ooow:Orgao_Fone" text:string-value-if-true=" - Tel. " text:string-value-if-false=""> - Tel. </text:conditional-text></text:span></text:span><text:span text:style-name="Page_20_Number"><text:span text:style-name="MT1"><text:user-field-get text:name="Orgao_Fone">(19) 3521-5927</text:user-field-get></text:span></text:span><text:span text:style-name="Page_20_Number"><text:span text:style-name="MT1"><text:conditional-text text:condition="ooow:Orgao_FAX" text:string-value-if-true=" - FAX " text:string-value-if-false=""> - FAX </text:conditional-text></text:span></text:span><text:span text:style-name="Page_20_Number"><text:span text:style-name="MT1"><text:user-field-get text:name="Orgao_FAX">(19) 3289-1113</text:user-field-get></text:span></text:span><text:span text:style-name="Page_20_Number"><text:span text:style-name="MT1"><text:conditional-text text:condition="ooow:Orgao_Email" text:string-value-if-true=" - Email: " text:string-value-if-false=""> - Email: </text:conditional-text></text:span></text:span><text:span text:style-name="Page_20_Number"><text:span text:style-name="MT1"><text:user-field-get text:name="Orgao_Email">fin@ime.unicamp.br</text:user-field-get></text:span></text:span></text:p></draw:text-box></draw:frame></text:p>
      </style:footer>
    </style:master-page>
    <style:master-page style:name="Timbrado_20_IMECC_20_para_20_processo" style:display-name="Timbrado IMECC para processo" style:page-layout-name="Mpm3" draw:style-name="Mdp1">
      <style:header>
        <text:tracked-changes>
          <text:changed-region xml:id="ct94471222361920" text:id="ct94471222361920">
            <text:insertion>
              <office:change-info>
                <dc:creator>Samira Ismail</dc:creator>
                <dc:date>2017-02-10T08:21:00</dc:date>
              </office:change-info>
            </text:insertion>
          </text:changed-region>
          <text:changed-region xml:id="ct94471222360192" text:id="ct94471222360192">
            <text:deletion>
              <office:change-info>
                <dc:creator>Autor desconhecido</dc:creator>
                <dc:date>2025-12-04T14:08:37</dc:date>
              </office:change-info>
              <text:p text:style-name="MP4">FLS</text:p>
            </text:deletion>
          </text:changed-region>
          <text:changed-region xml:id="ct94471222361344" text:id="ct94471222361344">
            <text:deletion>
              <office:change-info>
                <dc:creator>Autor desconhecido</dc:creator>
                <dc:date>2025-12-04T14:08:37</dc:date>
              </office:change-info>
              <text:p text:style-name="MP4">PROC</text:p>
            </text:deletion>
          </text:changed-region>
          <text:changed-region xml:id="ct94471222362496" text:id="ct94471222362496">
            <text:deletion>
              <office:change-info>
                <dc:creator>Autor desconhecido</dc:creator>
                <dc:date>2025-12-04T14:08:37</dc:date>
              </office:change-info>
              <text:p text:style-name="MP4">RUBR</text:p>
            </text:deletion>
          </text:changed-region>
          <text:changed-region xml:id="ct94471222359616" text:id="ct94471222359616">
            <text:insertion>
              <office:change-info>
                <dc:creator>Autor desconhecido</dc:creator>
                <dc:date>2025-12-04T15:07:44</dc:date>
              </office:change-info>
            </text:insertion>
          </text:changed-region>
        </text:tracked-changes>
        <text:p text:style-name="Header"><draw:frame draw:style-name="Mfr7" draw:name="Frame7" text:anchor-type="paragraph" svg:x="2.94cm" svg:y="0cm" svg:height="1.3cm" draw:z-index="6"><draw:text-box fo:min-width="9.721cm"><text:p text:style-name="MP1">UNIVERSIDADE ESTADUAL DE CAMPINAS</text:p><text:p text:style-name="Cabeçalho_20_Instituição">Instituto de Matemática, Estatística e Computação Científica</text:p><text:p text:style-name="Cabeçalho_20_Órgão">Seção de <text:change-start text:change-id="ct94471222361920"/><text:span text:style-name="MT2">Compras e </text:span><text:change-end text:change-id="ct94471222361920"/>Finanças</text:p></draw:text-box></draw:frame><draw:frame draw:style-name="Mfr8" draw:name="Frame10" text:anchor-type="paragraph" svg:width="3.874cm" svg:height="1.3cm" draw:z-index="5"><draw:text-box><table:table table:name="Table2" table:style-name="Table2"><table:table-column table:style-name="Table2.A"/><table:table-column table:style-name="Table2.B"/><table:table-row table:style-name="Table2.1"><table:table-cell table:style-name="Table2.A1" office:value-type="string"><text:p text:style-name="MP4"><text:change text:change-id="ct94471222360192"/></text:p></table:table-cell><table:table-cell table:style-name="Table2.B1" office:value-type="string"><text:p text:style-name="MP4"/></table:table-cell></table:table-row><table:table-row table:style-name="Table2.1"><table:table-cell table:style-name="Table2.A1" office:value-type="string"><text:p text:style-name="MP4"><text:change text:change-id="ct94471222361344"/></text:p></table:table-cell><table:table-cell table:style-name="Table2.B1" office:value-type="string"><text:p text:style-name="MP4"/></table:table-cell></table:table-row><table:table-row table:style-name="Table2.1"><table:table-cell table:style-name="Table2.A3" office:value-type="string"><text:p text:style-name="MP4"><text:change text:change-id="ct94471222362496"/></text:p></table:table-cell><table:table-cell table:style-name="Table2.B3" office:value-type="string"><text:p text:style-name="MP4"/></table:table-cell></table:table-row></table:table><text:p text:style-name="Frame_20_contents"/></draw:text-box></draw:frame><draw:frame draw:style-name="Mfr9" draw:name="Frame5" text:anchor-type="as-char" draw:z-index="1"><draw:text-box fo:min-height="1.259cm" fo:min-width="1.228cm"><text:p text:style-name="Frame_20_contents"><draw:frame draw:style-name="Mfr2" draw:name="graphics3" text:anchor-type="paragraph" svg:x="0.051cm" svg:y="0.101cm" svg:width="1.071cm" svg:height="1.199cm" draw:z-index="2"><draw:image xlink:href="Pictures/10000001000000360000003C36A7CA0A.png" xlink:type="simple" xlink:show="embed" xlink:actuate="onLoad" draw:mime-type="image/png"/></draw:frame></text:p></draw:text-box></draw:frame><text:change-start text:change-id="ct94471222359616"/><draw:frame draw:style-name="Mfr10" draw:name="Figura1" text:anchor-type="as-char" svg:width="1.48cm" svg:height="1.258cm" draw:z-index="3"><draw:image xlink:href="Pictures/1000000100000056000000496940C845.png" xlink:type="simple" xlink:show="embed" xlink:actuate="onLoad" draw:mime-type="image/png"/></draw:frame><text:change-end text:change-id="ct94471222359616"/></text:p>
      </style:header>
      <style:footer>
        <text:tracked-changes>
          <text:changed-region xml:id="ct94471222803296" text:id="ct94471222803296">
            <text:deletion>
              <office:change-info>
                <dc:creator>Samira Ismail</dc:creator>
                <dc:date>2017-05-08T10:58:00</dc:date>
              </office:change-info>
              <text:p text:style-name="MP5"><text:span text:style-name="Page_20_Number"><text:span text:style-name="MT1"><text:s/>FAX (19) 3289-1113</text:span></text:span></text:p>
            </text:deletion>
          </text:changed-region>
          <text:changed-region xml:id="ct94471222708272" text:id="ct94471222708272">
            <text:insertion>
              <office:change-info>
                <dc:creator>Samira Ismail</dc:creator>
                <dc:date>2017-05-08T10:58:00</dc:date>
              </office:change-info>
            </text:insertion>
          </text:changed-region>
          <text:changed-region xml:id="ct94471222858544" text:id="ct94471222858544">
            <text:insertion>
              <office:change-info>
                <dc:creator>Samira Ismail</dc:creator>
                <dc:date>2017-05-08T10:58:00</dc:date>
              </office:change-info>
            </text:insertion>
          </text:changed-region>
          <text:changed-region xml:id="ct94471222861280" text:id="ct94471222861280">
            <text:insertion>
              <office:change-info>
                <dc:creator>Autor desconhecido</dc:creator>
                <dc:date>2024-01-11T09:35:28</dc:date>
              </office:change-info>
            </text:insertion>
          </text:changed-region>
          <text:changed-region xml:id="ct94471222863904" text:id="ct94471222863904">
            <text:insertion>
              <office:change-info>
                <dc:creator>Samira Ismail</dc:creator>
                <dc:date>2017-05-08T10:58:00</dc:date>
              </office:change-info>
            </text:insertion>
          </text:changed-region>
          <text:changed-region xml:id="ct94471222869280" text:id="ct94471222869280">
            <text:insertion>
              <office:change-info>
                <dc:creator>Autor desconhecido</dc:creator>
                <dc:date>2024-01-11T09:35:24</dc:date>
              </office:change-info>
            </text:insertion>
          </text:changed-region>
          <text:changed-region xml:id="ct94471222898096" text:id="ct94471222898096">
            <text:insertion>
              <office:change-info>
                <dc:creator>Samira Ismail</dc:creator>
                <dc:date>2017-05-08T10:58:00</dc:date>
              </office:change-info>
            </text:insertion>
          </text:changed-region>
          <text:changed-region xml:id="ct94471222898416" text:id="ct94471222898416">
            <text:deletion>
              <office:change-info>
                <dc:creator>Samira Ismail</dc:creator>
                <dc:date>2017-05-08T10:58:00</dc:date>
              </office:change-info>
              <text:p text:style-name="MP5"><text:span text:style-name="Page_20_Number"><text:span text:style-name="MT1"><text:s/></text:span></text:span></text:p>
            </text:deletion>
          </text:changed-region>
        </text:tracked-changes>
        <text:p text:style-name="Footer"><draw:frame draw:style-name="Mfr11" draw:name="Frame9" text:anchor-type="paragraph" svg:y="0.101cm" draw:z-index="4"><draw:text-box fo:min-height="0.737cm" fo:min-width="2.007cm"><text:p text:style-name="MP2">Rua Sérgio Buarque de Holanda, 651 - Cidade Universitária “Zeferino Vaz” - Distr. Barão Geraldo - Campinas - SP</text:p><text:p text:style-name="MP5"><text:span text:style-name="Page_20_Number"><text:span text:style-name="MT1">CEP 13083-859 - Tel. (19) 3521-5927 -</text:span></text:span><text:change text:change-id="ct94471222803296"/><text:span text:style-name="Page_20_Number"><text:span text:style-name="MT1"> </text:span></text:span><text:change-start text:change-id="ct94471222708272"/><text:span text:style-name="Page_20_Number"><text:span text:style-name="MT1">(19) 3521-592</text:span></text:span><text:span text:style-name="Page_20_Number"><text:span text:style-name="MT3">8</text:span></text:span><text:span text:style-name="Page_20_Number"><text:span text:style-name="MT1"> </text:span></text:span><text:change-end text:change-id="ct94471222708272"/><text:span text:style-name="Page_20_Number"><text:span text:style-name="MT1">-</text:span></text:span><text:change-start text:change-id="ct94471222858544"/><text:span text:style-name="Page_20_Number"><text:span text:style-name="MT1"> (19) 3521-</text:span></text:span><text:span text:style-name="Page_20_Number"><text:span text:style-name="MT3">2058</text:span></text:span><text:change-end text:change-id="ct94471222858544"/><text:change-start text:change-id="ct94471222861280"/><text:span text:style-name="Page_20_Number"><text:span text:style-name="MT3"> -</text:span></text:span><text:change-end text:change-id="ct94471222861280"/><text:change-start text:change-id="ct94471222863904"/><text:span text:style-name="Page_20_Number"><text:span text:style-name="MT1"> </text:span></text:span><text:change-end text:change-id="ct94471222863904"/><text:change-start text:change-id="ct94471222869280"/><text:span text:style-name="Page_20_Number"><text:span text:style-name="MT1">(19) 3521-</text:span></text:span><text:span text:style-name="Page_20_Number"><text:span text:style-name="MT4">5979 </text:span></text:span><text:change-end text:change-id="ct94471222869280"/><text:change-start text:change-id="ct94471222898096"/><text:span text:style-name="Page_20_Number"><text:span text:style-name="MT1">- </text:span></text:span><text:change-end text:change-id="ct94471222898096"/><text:change text:change-id="ct94471222898416"/><text:span text:style-name="Page_20_Number"><text:span text:style-name="MT1">Email: fin@ime.unicamp.br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  <meta:creation-date>2025-11-28T15:47:26.006691825</meta:creation-date>
    <meta:editing-cycles>18</meta:editing-cycles>
    <meta:editing-duration>PT1H57M6S</meta:editing-duration>
    <dc:date>2025-12-04T16:01:10.714078892</dc:date>
    <meta:print-date>2025-12-04T15:24:04.698682054</meta:print-date>
    <meta:document-statistic meta:table-count="15" meta:image-count="4" meta:object-count="0" meta:page-count="1" meta:paragraph-count="95" meta:word-count="419" meta:character-count="2696" meta:non-whitespace-character-count="2329"/>
    <meta:user-defined meta:name="Info 1"/>
    <meta:user-defined meta:name="Info 2"/>
    <meta:user-defined meta:name="Info 3"/>
    <meta:user-defined meta:name="Info 4"/>
  </office:meta>
</office:document-meta>
</file>